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3.7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5"/>
          <table:table-cell table:formula="of:=SQRT(5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QRT(5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QRT(5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5"/>
          <table:table-cell table:formula="of:=SQRT({10;20|30;40}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{10;20|30;40}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SQRT({10;20|30;40}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5"/>
          <table:table-cell table:formula="of:=SQRT([.A1]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[.A1]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A1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5"/>
          <table:table-cell table:formula="of:=SQRT([.A1:.B2]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[.A1:.B2]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SQRT(A1:.B2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QRT(INDIRECT(&quot;A1&quot;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INDIRECT(&quot;A1&quot;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INDIRECT("A1"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QRT(INDIRECT(&quot;A1:B2&quot;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INDIRECT(&quot;A1:B2&quot;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SQRT(INDIRECT("A1:B2"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INDIRECT({&quot;A1&quot;;&quot;B2&quot;}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INDIRECT({&quot;A1&quot;;&quot;B2&quot;}))" office:value-type="float" office:value="3.16227766016838" calcext:value-type="float">
            <text:p/>
          </table:table-cell>
          <table:table-cell office:value-type="float" office:value="6.32455532033676" calcext:value-type="float">
            <text:p/>
          </table:table-cell>
          <table:table-cell/>
          <table:table-cell office:value-type="string" calcext:value-type="string">
            <text:p>SQRT(INDIRECT({"A1";"B2"}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INDIRECT({&quot;A1:B2&quot;}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INDIRECT({&quot;A1:B2&quot;}))" office:value-type="float" office:value="3.16227766016838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INDIRECT({"A1:B2"}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5"/>
          <table:table-cell table:formula="of:=SUM(5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5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5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5"/>
          <table:table-cell table:formula="of:=SUM({10;20|30;40}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{10;20|30;40}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{10;20|30;40}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5"/>
          <table:table-cell table:formula="of:=SUM([.A1]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[.A1]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A1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5"/>
          <table:table-cell table:formula="of:=SUM([.A1:.B2]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[.A1:.B2]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A1:.B2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UM(INDIRECT(&quot;A1&quot;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INDIRECT(&quot;A1&quot;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INDIRECT("A1"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UM(INDIRECT(&quot;A1:B2&quot;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INDIRECT(&quot;A1:B2&quot;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INDIRECT("A1:B2"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INDIRECT({&quot;A1&quot;;&quot;B2&quot;}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INDIRECT({&quot;A1&quot;;&quot;B2&quot;}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SUM(INDIRECT({"A1";"B2"}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INDIRECT({&quot;A1:B2&quot;}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INDIRECT({&quot;A1:B2&quot;}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INDIRECT({"A1:B2"}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5"/>
          <table:table-cell table:formula="of:=MUNIT(5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5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5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5"/>
          <table:table-cell table:formula="of:=MUNIT({10;20|30;40}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{10;20|30;40}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{10;20|30;40}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5"/>
          <table:table-cell table:formula="of:=MUNIT([.A1]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[.A1]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A1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5"/>
          <table:table-cell table:formula="of:=MUNIT([.A1:.B2]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[.A1:.B2]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A1:.B2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MUNIT(INDIRECT(&quot;A1&quot;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INDIRECT(&quot;A1&quot;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INDIRECT("A1"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MUNIT(INDIRECT(&quot;A1:B2&quot;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INDIRECT(&quot;A1:B2&quot;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INDIRECT("A1:B2"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INDIRECT({&quot;A1&quot;;&quot;B2&quot;}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INDIRECT({&quot;A1&quot;;&quot;B2&quot;}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INDIRECT({"A1";"B2"}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INDIRECT({&quot;A1:B2&quot;}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INDIRECT({&quot;A1:B2&quot;}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INDIRECT({"A1:B2"}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5"/>
          <table:table-cell table:formula="of:=TRANSPOSE(5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TRANSPOSE(5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TRANSPOSE(5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5"/>
          <table:table-cell table:formula="of:=TRANSPOSE({10;20|30;40}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{10;20|30;40})" office:value-type="float" office:value="10" calcext:value-type="float">
            <text:p/>
          </table:table-cell>
          <table:table-cell office:value-type="float" office:value="30" calcext:value-type="float">
            <text:p/>
          </table:table-cell>
          <table:table-cell/>
          <table:table-cell office:value-type="string" calcext:value-type="string">
            <text:p>TRANSPOSE({10;20|30;40}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5"/>
          <table:table-cell table:formula="of:=TRANSPOSE([.A1]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[.A1]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A1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5"/>
          <table:table-cell table:formula="of:=TRANSPOSE([.A1:.B2]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[.A1:.B2])" office:value-type="float" office:value="10" calcext:value-type="float">
            <text:p/>
          </table:table-cell>
          <table:table-cell office:value-type="float" office:value="30" calcext:value-type="float">
            <text:p/>
          </table:table-cell>
          <table:table-cell/>
          <table:table-cell office:value-type="string" calcext:value-type="string">
            <text:p>TRANSPOSE(A1:.B2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TRANSPOSE(INDIRECT(&quot;A1&quot;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INDIRECT(&quot;A1&quot;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INDIRECT("A1"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TRANSPOSE(INDIRECT(&quot;A1:B2&quot;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INDIRECT(&quot;A1:B2&quot;))" office:value-type="float" office:value="10" calcext:value-type="float">
            <text:p/>
          </table:table-cell>
          <table:table-cell office:value-type="float" office:value="30" calcext:value-type="float">
            <text:p/>
          </table:table-cell>
          <table:table-cell/>
          <table:table-cell office:value-type="string" calcext:value-type="string">
            <text:p>TRANSPOSE(INDIRECT("A1:B2"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INDIRECT({&quot;A1&quot;;&quot;B2&quot;}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INDIRECT({&quot;A1&quot;;&quot;B2&quot;}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INDIRECT({"A1";"B2"}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INDIRECT({&quot;A1:B2&quot;}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INDIRECT({&quot;A1:B2&quot;}))" office:value-type="float" office:value="10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INDIRECT({"A1:B2"}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SQRT(SQRT(5))" office:value-type="float" office:value="1.49534878122122" calcext:value-type="float">
            <text:p/>
          </table:table-cell>
          <table:table-cell/>
          <table:table-cell table:number-matrix-columns-spanned="2" table:number-matrix-rows-spanned="1" table:formula="of:=SQRT(SQRT(5))" office:value-type="float" office:value="1.49534878122122" calcext:value-type="float">
            <text:p/>
          </table:table-cell>
          <table:table-cell office:value-type="float" office:value="1.49534878122122" calcext:value-type="float">
            <text:p/>
          </table:table-cell>
          <table:table-cell/>
          <table:table-cell office:value-type="string" calcext:value-type="string">
            <text:p>SQRT(SQRT(5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SQRT(SQRT({10;20|30;40}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{10;20|30;40}))" office:value-type="float" office:value="1.77827941003892" calcext:value-type="float">
            <text:p/>
          </table:table-cell>
          <table:table-cell office:value-type="float" office:value="2.11474252688113" calcext:value-type="float">
            <text:p/>
          </table:table-cell>
          <table:table-cell/>
          <table:table-cell office:value-type="string" calcext:value-type="string">
            <text:p>SQRT(SQRT({10;20|30;40}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QRT(SQRT([.A1]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[.A1]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SQRT(A1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QRT(SQRT([.A1:.B2]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QRT([.A1:.B2]))" office:value-type="float" office:value="1.77827941003892" calcext:value-type="float">
            <text:p/>
          </table:table-cell>
          <table:table-cell office:value-type="float" office:value="2.11474252688113" calcext:value-type="float">
            <text:p/>
          </table:table-cell>
          <table:table-cell/>
          <table:table-cell office:value-type="string" calcext:value-type="string">
            <text:p>SQRT(SQRT(A1:.B2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QRT(INDIRECT(&quot;A1&quot;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INDIRECT(&quot;A1&quot;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SQRT(INDIRECT("A1"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QRT(INDIRECT(&quot;A1:B2&quot;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QRT(INDIRECT(&quot;A1:B2&quot;)))" office:value-type="float" office:value="1.77827941003892" calcext:value-type="float">
            <text:p/>
          </table:table-cell>
          <table:table-cell office:value-type="float" office:value="2.11474252688113" calcext:value-type="float">
            <text:p/>
          </table:table-cell>
          <table:table-cell/>
          <table:table-cell office:value-type="string" calcext:value-type="string">
            <text:p>SQRT(SQRT(INDIRECT("A1:B2"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QRT(INDIRECT({&quot;A1&quot;;&quot;B2&quot;}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INDIRECT({&quot;A1&quot;;&quot;B2&quot;})))" office:value-type="float" office:value="1.77827941003892" calcext:value-type="float">
            <text:p/>
          </table:table-cell>
          <table:table-cell office:value-type="float" office:value="2.51486685936587" calcext:value-type="float">
            <text:p/>
          </table:table-cell>
          <table:table-cell/>
          <table:table-cell office:value-type="string" calcext:value-type="string">
            <text:p>SQRT(SQRT(INDIRECT({"A1";"B2"}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QRT(INDIRECT({&quot;A1:B2&quot;}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QRT(INDIRECT({&quot;A1:B2&quot;})))" office:value-type="float" office:value="1.77827941003892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QRT(INDIRECT({"A1:B2"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SQRT(SUM(5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QRT(SUM(5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QRT(SUM(5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SQRT(SUM({10;20|30;40}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{10;20|30;40}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SUM({10;20|30;40}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QRT(SUM([.A1]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[.A1]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UM(A1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QRT(SUM([.A1:.B2]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[.A1:.B2]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SUM(A1:.B2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UM(INDIRECT(&quot;A1&quot;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INDIRECT(&quot;A1&quot;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UM(INDIRECT("A1"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UM(INDIRECT(&quot;A1:B2&quot;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INDIRECT(&quot;A1:B2&quot;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SUM(INDIRECT("A1:B2"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UM(INDIRECT({&quot;A1&quot;;&quot;B2&quot;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INDIRECT({&quot;A1&quot;;&quot;B2&quot;})))" office:value-type="float" office:value="7.07106781186548" calcext:value-type="float">
            <text:p/>
          </table:table-cell>
          <table:table-cell office:value-type="float" office:value="7.07106781186548" calcext:value-type="float">
            <text:p/>
          </table:table-cell>
          <table:table-cell/>
          <table:table-cell office:value-type="string" calcext:value-type="string">
            <text:p>SQRT(SUM(INDIRECT({"A1";"B2"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UM(INDIRECT({&quot;A1:B2&quot;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INDIRECT({&quot;A1:B2&quot;}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UM(INDIRECT({"A1:B2"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SQRT(MUNIT(5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5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5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SQRT(MUNIT({10;20|30;40}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{10;20|30;40}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{10;20|30;40}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QRT(MUNIT([.A1]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[.A1]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A1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QRT(MUNIT([.A1:.B2]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MUNIT([.A1:.B2]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A1:.B2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MUNIT(INDIRECT(&quot;A1&quot;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INDIRECT(&quot;A1&quot;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INDIRECT("A1"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MUNIT(INDIRECT(&quot;A1:B2&quot;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MUNIT(INDIRECT(&quot;A1:B2&quot;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INDIRECT("A1:B2"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MUNIT(INDIRECT({&quot;A1&quot;;&quot;B2&quot;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INDIRECT({&quot;A1&quot;;&quot;B2&quot;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INDIRECT({"A1";"B2"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MUNIT(INDIRECT({&quot;A1:B2&quot;}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MUNIT(INDIRECT({&quot;A1:B2&quot;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INDIRECT({"A1:B2"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SQRT(TRANSPOSE(5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QRT(TRANSPOSE(5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QRT(TRANSPOSE(5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SQRT(TRANSPOSE({10;20|30;40}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{10;20|30;40}))" office:value-type="float" office:value="3.16227766016838" calcext:value-type="float">
            <text:p/>
          </table:table-cell>
          <table:table-cell office:value-type="float" office:value="5.47722557505166" calcext:value-type="float">
            <text:p/>
          </table:table-cell>
          <table:table-cell/>
          <table:table-cell office:value-type="string" calcext:value-type="string">
            <text:p>SQRT(TRANSPOSE({10;20|30;40}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QRT(TRANSPOSE([.A1]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[.A1]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TRANSPOSE(A1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QRT(TRANSPOSE([.A1:.B2]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[.A1:.B2]))" office:value-type="float" office:value="3.16227766016838" calcext:value-type="float">
            <text:p/>
          </table:table-cell>
          <table:table-cell office:value-type="float" office:value="5.47722557505166" calcext:value-type="float">
            <text:p/>
          </table:table-cell>
          <table:table-cell/>
          <table:table-cell office:value-type="string" calcext:value-type="string">
            <text:p>SQRT(TRANSPOSE(A1:.B2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TRANSPOSE(INDIRECT(&quot;A1&quot;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INDIRECT(&quot;A1&quot;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TRANSPOSE(INDIRECT("A1"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TRANSPOSE(INDIRECT(&quot;A1:B2&quot;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INDIRECT(&quot;A1:B2&quot;)))" office:value-type="float" office:value="3.16227766016838" calcext:value-type="float">
            <text:p/>
          </table:table-cell>
          <table:table-cell office:value-type="float" office:value="5.47722557505166" calcext:value-type="float">
            <text:p/>
          </table:table-cell>
          <table:table-cell/>
          <table:table-cell office:value-type="string" calcext:value-type="string">
            <text:p>SQRT(TRANSPOSE(INDIRECT("A1:B2"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TRANSPOSE(INDIRECT({&quot;A1&quot;;&quot;B2&quot;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INDIRECT({&quot;A1&quot;;&quot;B2&quot;}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TRANSPOSE(INDIRECT({"A1";"B2"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TRANSPOSE(INDIRECT({&quot;A1:B2&quot;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INDIRECT({&quot;A1:B2&quot;})))" office:value-type="float" office:value="3.16227766016838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TRANSPOSE(INDIRECT({"A1:B2"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SUM(SQRT(5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UM(SQRT(5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UM(SQRT(5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SUM(SQRT({10;20|30;40}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{10;20|30;40}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SQRT({10;20|30;40}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UM(SQRT([.A1]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[.A1]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SQRT(A1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UM(SQRT([.A1:.B2]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QRT([.A1:.B2]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SQRT(A1:.B2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QRT(INDIRECT(&quot;A1&quot;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INDIRECT(&quot;A1&quot;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SQRT(INDIRECT("A1"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QRT(INDIRECT(&quot;A1:B2&quot;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QRT(INDIRECT(&quot;A1:B2&quot;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SQRT(INDIRECT("A1:B2"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QRT(INDIRECT({&quot;A1&quot;;&quot;B2&quot;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INDIRECT({&quot;A1&quot;;&quot;B2&quot;})))" office:value-type="float" office:value="9.48683298050514" calcext:value-type="float">
            <text:p/>
          </table:table-cell>
          <table:table-cell office:value-type="float" office:value="9.48683298050514" calcext:value-type="float">
            <text:p/>
          </table:table-cell>
          <table:table-cell/>
          <table:table-cell office:value-type="string" calcext:value-type="string">
            <text:p>SUM(SQRT(INDIRECT({"A1";"B2"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QRT(INDIRECT({&quot;A1:B2&quot;}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QRT(INDIRECT({&quot;A1:B2&quot;}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QRT(INDIRECT({"A1:B2"}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SUM(SUM(5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SUM(5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SUM(5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SUM(SUM({10;20|30;40}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{10;20|30;40}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SUM({10;20|30;40}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UM(SUM([.A1]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[.A1]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UM(A1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UM(SUM([.A1:.B2]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[.A1:.B2]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SUM(A1:.B2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UM(INDIRECT(&quot;A1&quot;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INDIRECT(&quot;A1&quot;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UM(INDIRECT("A1"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UM(INDIRECT(&quot;A1:B2&quot;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INDIRECT(&quot;A1:B2&quot;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SUM(INDIRECT("A1:B2"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UM(INDIRECT({&quot;A1&quot;;&quot;B2&quot;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INDIRECT({&quot;A1&quot;;&quot;B2&quot;}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SUM(SUM(INDIRECT({"A1";"B2"}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UM(INDIRECT({&quot;A1:B2&quot;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INDIRECT({&quot;A1:B2&quot;}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UM(INDIRECT({"A1:B2"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SUM(MUNIT(5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MUNIT(5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MUNIT(5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SUM(MUNIT({10;20|30;40}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{10;20|30;40}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{10;20|30;40}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UM(MUNIT([.A1]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[.A1]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MUNIT(A1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UM(MUNIT([.A1:.B2]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MUNIT([.A1:.B2]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A1:.B2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MUNIT(INDIRECT(&quot;A1&quot;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INDIRECT(&quot;A1&quot;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MUNIT(INDIRECT("A1"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MUNIT(INDIRECT(&quot;A1:B2&quot;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MUNIT(INDIRECT(&quot;A1:B2&quot;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INDIRECT("A1:B2"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MUNIT(INDIRECT({&quot;A1&quot;;&quot;B2&quot;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INDIRECT({&quot;A1&quot;;&quot;B2&quot;}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INDIRECT({"A1";"B2"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MUNIT(INDIRECT({&quot;A1:B2&quot;}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MUNIT(INDIRECT({&quot;A1:B2&quot;}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INDIRECT({"A1:B2"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SUM(TRANSPOSE(5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TRANSPOSE(5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TRANSPOSE(5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SUM(TRANSPOSE({10;20|30;40}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{10;20|30;40}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TRANSPOSE({10;20|30;40}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SUM(TRANSPOSE([.A1]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[.A1]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TRANSPOSE(A1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SUM(TRANSPOSE([.A1:.B2]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[.A1:.B2]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TRANSPOSE(A1:.B2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TRANSPOSE(INDIRECT(&quot;A1&quot;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INDIRECT(&quot;A1&quot;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TRANSPOSE(INDIRECT("A1"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TRANSPOSE(INDIRECT(&quot;A1:B2&quot;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INDIRECT(&quot;A1:B2&quot;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TRANSPOSE(INDIRECT("A1:B2"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TRANSPOSE(INDIRECT({&quot;A1&quot;;&quot;B2&quot;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INDIRECT({&quot;A1&quot;;&quot;B2&quot;}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SUM(TRANSPOSE(INDIRECT({"A1";"B2"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TRANSPOSE(INDIRECT({&quot;A1:B2&quot;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INDIRECT({&quot;A1:B2&quot;}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TRANSPOSE(INDIRECT({"A1:B2"}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MUNIT(SQRT(5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5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5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MUNIT(SQRT({10;20|30;40}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{10;20|30;40}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{10;20|30;40}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MUNIT(SQRT([.A1]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[.A1]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A1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MUNIT(SQRT([.A1:.B2]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QRT([.A1:.B2]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A1:.B2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QRT(INDIRECT(&quot;A1&quot;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INDIRECT(&quot;A1&quot;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INDIRECT("A1"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QRT(INDIRECT(&quot;A1:B2&quot;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QRT(INDIRECT(&quot;A1:B2&quot;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INDIRECT("A1:B2"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QRT(INDIRECT({&quot;A1&quot;;&quot;B2&quot;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INDIRECT({&quot;A1&quot;;&quot;B2&quot;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INDIRECT({"A1";"B2"}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QRT(INDIRECT({&quot;A1:B2&quot;}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QRT(INDIRECT({&quot;A1:B2&quot;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INDIRECT({"A1:B2"}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MUNIT(SUM(5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5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5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MUNIT(SUM({10;20|30;40}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{10;20|30;40}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{10;20|30;40}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MUNIT(SUM([.A1]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[.A1]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A1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MUNIT(SUM([.A1:.B2]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[.A1:.B2]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A1:.B2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UM(INDIRECT(&quot;A1&quot;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INDIRECT(&quot;A1&quot;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INDIRECT("A1"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UM(INDIRECT(&quot;A1:B2&quot;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INDIRECT(&quot;A1:B2&quot;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INDIRECT("A1:B2"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UM(INDIRECT({&quot;A1&quot;;&quot;B2&quot;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INDIRECT({&quot;A1&quot;;&quot;B2&quot;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INDIRECT({"A1";"B2"}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UM(INDIRECT({&quot;A1:B2&quot;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INDIRECT({&quot;A1:B2&quot;}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UM(INDIRECT({"A1:B2"})))</text:p>
          </table:table-cell>
        </table:table-row>
        <table:table-row table:style-name="ro1"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MUNIT(MUNIT(5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5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5))</text:p>
          </table:table-cell>
        </table:table-row>
        <table:table-row table:style-name="ro1"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MUNIT(MUNIT({10;20|30;40}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{10;20|30;40}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{10;20|30;40}))</text:p>
          </table:table-cell>
        </table:table-row>
        <table:table-row table:style-name="ro1"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MUNIT(MUNIT([.A1]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[.A1]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A1))</text:p>
          </table:table-cell>
        </table:table-row>
        <table:table-row table:style-name="ro1"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MUNIT(MUNIT([.A1:.B2]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MUNIT([.A1:.B2]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A1:.B2))</text:p>
          </table:table-cell>
        </table:table-row>
        <table:table-row table:style-name="ro1"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MUNIT(INDIRECT(&quot;A1&quot;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INDIRECT(&quot;A1&quot;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INDIRECT("A1")))</text:p>
          </table:table-cell>
        </table:table-row>
        <table:table-row table:style-name="ro1"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MUNIT(INDIRECT(&quot;A1:B2&quot;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MUNIT(INDIRECT(&quot;A1:B2&quot;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INDIRECT("A1:B2")))</text:p>
          </table:table-cell>
        </table:table-row>
        <table:table-row table:style-name="ro1"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MUNIT(INDIRECT({&quot;A1&quot;;&quot;B2&quot;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INDIRECT({&quot;A1&quot;;&quot;B2&quot;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INDIRECT({"A1";"B2"})))</text:p>
          </table:table-cell>
        </table:table-row>
        <table:table-row table:style-name="ro1"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MUNIT(INDIRECT({&quot;A1:B2&quot;}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MUNIT(INDIRECT({&quot;A1:B2&quot;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INDIRECT({"A1:B2"}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MUNIT(TRANSPOSE(5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5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5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MUNIT(TRANSPOSE({10;20|30;40}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{10;20|30;40}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{10;20|30;40}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MUNIT(TRANSPOSE([.A1]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[.A1]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A1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MUNIT(TRANSPOSE([.A1:.B2]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[.A1:.B2]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A1:.B2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TRANSPOSE(INDIRECT(&quot;A1&quot;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INDIRECT(&quot;A1&quot;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INDIRECT("A1"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TRANSPOSE(INDIRECT(&quot;A1:B2&quot;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INDIRECT(&quot;A1:B2&quot;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INDIRECT("A1:B2"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TRANSPOSE(INDIRECT({&quot;A1&quot;;&quot;B2&quot;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INDIRECT({&quot;A1&quot;;&quot;B2&quot;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INDIRECT({"A1";"B2"})))</text:p>
          </table:table-cell>
        </table:table-row>
        <table:table-row table:style-name="ro1"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TRANSPOSE(INDIRECT({&quot;A1:B2&quot;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INDIRECT({&quot;A1:B2&quot;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INDIRECT({"A1:B2"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TRANSPOSE(SQRT(5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TRANSPOSE(SQRT(5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TRANSPOSE(SQRT(5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TRANSPOSE(SQRT({10;20|30;40}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{10;20|30;40}))" office:value-type="float" office:value="3.16227766016838" calcext:value-type="float">
            <text:p/>
          </table:table-cell>
          <table:table-cell office:value-type="float" office:value="5.47722557505166" calcext:value-type="float">
            <text:p/>
          </table:table-cell>
          <table:table-cell/>
          <table:table-cell office:value-type="string" calcext:value-type="string">
            <text:p>TRANSPOSE(SQRT({10;20|30;40}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TRANSPOSE(SQRT([.A1]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[.A1]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SQRT(A1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TRANSPOSE(SQRT([.A1:.B2]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QRT([.A1:.B2]))" office:value-type="float" office:value="3.16227766016838" calcext:value-type="float">
            <text:p/>
          </table:table-cell>
          <table:table-cell office:value-type="float" office:value="5.47722557505166" calcext:value-type="float">
            <text:p/>
          </table:table-cell>
          <table:table-cell/>
          <table:table-cell office:value-type="string" calcext:value-type="string">
            <text:p>TRANSPOSE(SQRT(A1:.B2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QRT(INDIRECT(&quot;A1&quot;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INDIRECT(&quot;A1&quot;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SQRT(INDIRECT("A1"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QRT(INDIRECT(&quot;A1:B2&quot;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QRT(INDIRECT(&quot;A1:B2&quot;)))" office:value-type="float" office:value="3.16227766016838" calcext:value-type="float">
            <text:p/>
          </table:table-cell>
          <table:table-cell office:value-type="float" office:value="5.47722557505166" calcext:value-type="float">
            <text:p/>
          </table:table-cell>
          <table:table-cell/>
          <table:table-cell office:value-type="string" calcext:value-type="string">
            <text:p>TRANSPOSE(SQRT(INDIRECT("A1:B2"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QRT(INDIRECT({&quot;A1&quot;;&quot;B2&quot;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INDIRECT({&quot;A1&quot;;&quot;B2&quot;}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SQRT(INDIRECT({"A1";"B2"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QRT(INDIRECT({&quot;A1:B2&quot;}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QRT(INDIRECT({&quot;A1:B2&quot;})))" office:value-type="float" office:value="3.16227766016838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QRT(INDIRECT({"A1:B2"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TRANSPOSE(SUM(5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TRANSPOSE(SUM(5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TRANSPOSE(SUM(5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TRANSPOSE(SUM({10;20|30;40}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{10;20|30;40}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SUM({10;20|30;40}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TRANSPOSE(SUM([.A1]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[.A1]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UM(A1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TRANSPOSE(SUM([.A1:.B2]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[.A1:.B2]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SUM(A1:.B2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UM(INDIRECT(&quot;A1&quot;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INDIRECT(&quot;A1&quot;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UM(INDIRECT("A1"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UM(INDIRECT(&quot;A1:B2&quot;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INDIRECT(&quot;A1:B2&quot;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SUM(INDIRECT("A1:B2"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UM(INDIRECT({&quot;A1&quot;;&quot;B2&quot;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INDIRECT({&quot;A1&quot;;&quot;B2&quot;}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TRANSPOSE(SUM(INDIRECT({"A1";"B2"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UM(INDIRECT({&quot;A1:B2&quot;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INDIRECT({&quot;A1:B2&quot;}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UM(INDIRECT({"A1:B2"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TRANSPOSE(MUNIT(5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5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5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TRANSPOSE(MUNIT({10;20|30;40}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{10;20|30;40}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{10;20|30;40}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TRANSPOSE(MUNIT([.A1]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[.A1]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A1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TRANSPOSE(MUNIT([.A1:.B2]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MUNIT([.A1:.B2]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A1:.B2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MUNIT(INDIRECT(&quot;A1&quot;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INDIRECT(&quot;A1&quot;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INDIRECT("A1"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MUNIT(INDIRECT(&quot;A1:B2&quot;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MUNIT(INDIRECT(&quot;A1:B2&quot;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INDIRECT("A1:B2"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MUNIT(INDIRECT({&quot;A1&quot;;&quot;B2&quot;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INDIRECT({&quot;A1&quot;;&quot;B2&quot;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INDIRECT({"A1";"B2"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MUNIT(INDIRECT({&quot;A1:B2&quot;}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MUNIT(INDIRECT({&quot;A1:B2&quot;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INDIRECT({"A1:B2"}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4"/>
          <table:table-cell table:formula="of:=TRANSPOSE(TRANSPOSE(5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TRANSPOSE(TRANSPOSE(5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TRANSPOSE(TRANSPOSE(5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4"/>
          <table:table-cell table:formula="of:=TRANSPOSE(TRANSPOSE({10;20|30;40}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{10;20|30;40}))" office:value-type="float" office:value="10" calcext:value-type="float">
            <text:p/>
          </table:table-cell>
          <table:table-cell office:value-type="float" office:value="20" calcext:value-type="float">
            <text:p/>
          </table:table-cell>
          <table:table-cell/>
          <table:table-cell office:value-type="string" calcext:value-type="string">
            <text:p>TRANSPOSE(TRANSPOSE({10;20|30;40}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4"/>
          <table:table-cell table:formula="of:=TRANSPOSE(TRANSPOSE([.A1]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[.A1]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TRANSPOSE(A1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TRANSPOSE(TRANSPOSE([.A1:.B2]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[.A1:.B2]))" office:value-type="float" office:value="10" calcext:value-type="float">
            <text:p/>
          </table:table-cell>
          <table:table-cell office:value-type="float" office:value="20" calcext:value-type="float">
            <text:p/>
          </table:table-cell>
          <table:table-cell/>
          <table:table-cell office:value-type="string" calcext:value-type="string">
            <text:p>TRANSPOSE(TRANSPOSE(A1:.B2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TRANSPOSE(INDIRECT(&quot;A1&quot;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INDIRECT(&quot;A1&quot;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TRANSPOSE(INDIRECT("A1"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TRANSPOSE(INDIRECT(&quot;A1:B2&quot;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INDIRECT(&quot;A1:B2&quot;)))" office:value-type="float" office:value="10" calcext:value-type="float">
            <text:p/>
          </table:table-cell>
          <table:table-cell office:value-type="float" office:value="20" calcext:value-type="float">
            <text:p/>
          </table:table-cell>
          <table:table-cell/>
          <table:table-cell office:value-type="string" calcext:value-type="string">
            <text:p>TRANSPOSE(TRANSPOSE(INDIRECT("A1:B2"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TRANSPOSE(INDIRECT({&quot;A1&quot;;&quot;B2&quot;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INDIRECT({&quot;A1&quot;;&quot;B2&quot;})))" office:value-type="float" office:value="10" calcext:value-type="float">
            <text:p/>
          </table:table-cell>
          <table:table-cell office:value-type="float" office:value="40" calcext:value-type="float">
            <text:p/>
          </table:table-cell>
          <table:table-cell/>
          <table:table-cell office:value-type="string" calcext:value-type="string">
            <text:p>TRANSPOSE(TRANSPOSE(INDIRECT({"A1";"B2"}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TRANSPOSE(INDIRECT({&quot;A1:B2&quot;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INDIRECT({&quot;A1:B2&quot;})))" office:value-type="float" office:value="10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TRANSPOSE(INDIRECT({"A1:B2"})))</text:p>
          </table:table-cell>
        </table:table-row>
        <table:table-row table:style-name="ro1">
          <table:table-cell table:number-columns-repeated="3"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SQRT(SQRT(5)))" office:value-type="float" office:value="1.22284454499385" calcext:value-type="float">
            <text:p/>
          </table:table-cell>
          <table:table-cell/>
          <table:table-cell table:number-matrix-columns-spanned="2" table:number-matrix-rows-spanned="1" table:formula="of:=SQRT(SQRT(SQRT(5)))" office:value-type="float" office:value="1.22284454499385" calcext:value-type="float">
            <text:p/>
          </table:table-cell>
          <table:table-cell office:value-type="float" office:value="1.22284454499385" calcext:value-type="float">
            <text:p/>
          </table:table-cell>
          <table:table-cell/>
          <table:table-cell office:value-type="string" calcext:value-type="string">
            <text:p>SQRT(SQRT(SQRT(5)))</text:p>
          </table:table-cell>
        </table:table-row>
        <table:table-row table:style-name="ro1">
          <table:table-cell table:number-columns-repeated="3"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SQRT(SQRT({10;20|30;40})))" office:value-type="float" office:value="1.33352143216332" calcext:value-type="float">
            <text:p/>
          </table:table-cell>
          <table:table-cell/>
          <table:table-cell table:number-matrix-columns-spanned="2" table:number-matrix-rows-spanned="1" table:formula="of:=SQRT(SQRT(SQRT({10;20|30;40})))" office:value-type="float" office:value="1.33352143216332" calcext:value-type="float">
            <text:p/>
          </table:table-cell>
          <table:table-cell office:value-type="float" office:value="1.45421543344895" calcext:value-type="float">
            <text:p/>
          </table:table-cell>
          <table:table-cell/>
          <table:table-cell office:value-type="string" calcext:value-type="string">
            <text:p>SQRT(SQRT(SQRT({10;20|30;40})))</text:p>
          </table:table-cell>
        </table:table-row>
        <table:table-row table:style-name="ro1">
          <table:table-cell table:number-columns-repeated="3"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QRT(SQRT([.A1])))" office:value-type="float" office:value="1.33352143216332" calcext:value-type="float">
            <text:p/>
          </table:table-cell>
          <table:table-cell/>
          <table:table-cell table:number-matrix-columns-spanned="2" table:number-matrix-rows-spanned="1" table:formula="of:=SQRT(SQRT(SQRT([.A1])))" office:value-type="float" office:value="1.33352143216332" calcext:value-type="float">
            <text:p/>
          </table:table-cell>
          <table:table-cell office:value-type="float" office:value="1.33352143216332" calcext:value-type="float">
            <text:p/>
          </table:table-cell>
          <table:table-cell/>
          <table:table-cell office:value-type="string" calcext:value-type="string">
            <text:p>SQRT(SQRT(SQRT(A1)))</text:p>
          </table:table-cell>
        </table:table-row>
        <table:table-row table:style-name="ro1">
          <table:table-cell table:number-columns-repeated="3"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QRT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QRT(SQRT([.A1:.B2])))" office:value-type="float" office:value="1.33352143216332" calcext:value-type="float">
            <text:p/>
          </table:table-cell>
          <table:table-cell office:value-type="float" office:value="1.45421543344895" calcext:value-type="float">
            <text:p/>
          </table:table-cell>
          <table:table-cell/>
          <table:table-cell office:value-type="string" calcext:value-type="string">
            <text:p>SQRT(SQRT(SQRT(A1:.B2)))</text:p>
          </table:table-cell>
        </table:table-row>
        <table:table-row table:style-name="ro1">
          <table:table-cell table:number-columns-repeated="3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QRT(SQRT(INDIRECT(&quot;A1&quot;))))" office:value-type="float" office:value="1.33352143216332" calcext:value-type="float">
            <text:p/>
          </table:table-cell>
          <table:table-cell/>
          <table:table-cell table:number-matrix-columns-spanned="2" table:number-matrix-rows-spanned="1" table:formula="of:=SQRT(SQRT(SQRT(INDIRECT(&quot;A1&quot;))))" office:value-type="float" office:value="1.33352143216332" calcext:value-type="float">
            <text:p/>
          </table:table-cell>
          <table:table-cell office:value-type="float" office:value="1.33352143216332" calcext:value-type="float">
            <text:p/>
          </table:table-cell>
          <table:table-cell/>
          <table:table-cell office:value-type="string" calcext:value-type="string">
            <text:p>SQRT(SQRT(SQRT(INDIRECT("A1"))))</text:p>
          </table:table-cell>
        </table:table-row>
        <table:table-row table:style-name="ro1">
          <table:table-cell table:number-columns-repeated="3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QRT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QRT(SQRT(INDIRECT(&quot;A1:B2&quot;))))" office:value-type="float" office:value="1.33352143216332" calcext:value-type="float">
            <text:p/>
          </table:table-cell>
          <table:table-cell office:value-type="float" office:value="1.45421543344895" calcext:value-type="float">
            <text:p/>
          </table:table-cell>
          <table:table-cell/>
          <table:table-cell office:value-type="string" calcext:value-type="string">
            <text:p>SQRT(SQRT(SQRT(INDIRECT("A1:B2"))))</text:p>
          </table:table-cell>
        </table:table-row>
        <table:table-row table:style-name="ro1">
          <table:table-cell table:number-columns-repeated="3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SQRT(SQRT(INDIRECT({&quot;A1&quot;;&quot;B2&quot;}))))" office:value-type="float" office:value="1.33352143216332" calcext:value-type="float">
            <text:p/>
          </table:table-cell>
          <table:table-cell/>
          <table:table-cell table:number-matrix-columns-spanned="2" table:number-matrix-rows-spanned="1" table:formula="of:=SQRT(SQRT(SQRT(INDIRECT({&quot;A1&quot;;&quot;B2&quot;}))))" office:value-type="float" office:value="1.33352143216332" calcext:value-type="float">
            <text:p/>
          </table:table-cell>
          <table:table-cell office:value-type="float" office:value="1.58583317513724" calcext:value-type="float">
            <text:p/>
          </table:table-cell>
          <table:table-cell/>
          <table:table-cell office:value-type="string" calcext:value-type="string">
            <text:p>SQRT(SQRT(SQRT(INDIRECT({"A1";"B2"}))))</text:p>
          </table:table-cell>
        </table:table-row>
        <table:table-row table:style-name="ro1">
          <table:table-cell table:number-columns-repeated="3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SQRT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QRT(SQRT(INDIRECT({&quot;A1:B2&quot;}))))" office:value-type="float" office:value="1.33352143216332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QRT(SQRT(INDIRECT({"A1:B2"}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SQRT(SUM(5)))" office:value-type="float" office:value="1.49534878122122" calcext:value-type="float">
            <text:p/>
          </table:table-cell>
          <table:table-cell/>
          <table:table-cell table:number-matrix-columns-spanned="2" table:number-matrix-rows-spanned="1" table:formula="of:=SQRT(SQRT(SUM(5)))" office:value-type="float" office:value="1.49534878122122" calcext:value-type="float">
            <text:p/>
          </table:table-cell>
          <table:table-cell office:value-type="float" office:value="1.49534878122122" calcext:value-type="float">
            <text:p/>
          </table:table-cell>
          <table:table-cell/>
          <table:table-cell office:value-type="string" calcext:value-type="string">
            <text:p>SQRT(SQRT(SUM(5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SQRT(SUM({10;20|30;40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QRT(SUM({10;20|30;40}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QRT(SUM({10;20|30;40}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QRT(SUM([.A1]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SUM([.A1]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SQRT(SUM(A1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QRT(SUM([.A1:.B2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QRT(SUM([.A1:.B2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QRT(SUM(A1:.B2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QRT(SUM(INDIRECT(&quot;A1&quot;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SUM(INDIRECT(&quot;A1&quot;)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SQRT(SUM(INDIRECT("A1"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QRT(SUM(INDIRECT(&quot;A1:B2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QRT(SUM(INDIRECT(&quot;A1:B2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QRT(SUM(INDIRECT("A1:B2"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SQRT(SUM(INDIRECT({&quot;A1&quot;;&quot;B2&quot;}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SUM(INDIRECT({&quot;A1&quot;;&quot;B2&quot;}))))" office:value-type="float" office:value="2.65914794847249" calcext:value-type="float">
            <text:p/>
          </table:table-cell>
          <table:table-cell office:value-type="float" office:value="2.65914794847249" calcext:value-type="float">
            <text:p/>
          </table:table-cell>
          <table:table-cell/>
          <table:table-cell office:value-type="string" calcext:value-type="string">
            <text:p>SQRT(SQRT(SUM(INDIRECT({"A1";"B2"}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SQRT(SUM(INDIRECT({&quot;A1: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QRT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QRT(SUM(INDIRECT({"A1:B2"}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SQRT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SQRT(MUNIT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SQRT(MUNIT(5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SQRT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SQRT(MUNI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SQRT(MUNIT({10;20|30;40}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QRT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SQRT(MUNIT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SQRT(MUNIT(A1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QRT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QRT(MUNI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SQRT(MUNIT(A1:.B2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QRT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SQRT(MUNIT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SQRT(MUNIT(INDIRECT("A1"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QRT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QRT(MUNI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SQRT(MUNIT(INDIRECT("A1:B2"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SQRT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SQRT(MUNIT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SQRT(MUNIT(INDIRECT({"A1";"B2"}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SQRT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QRT(MUNI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QRT(MUNIT(INDIRECT({"A1:B2"}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SQRT(TRANSPOSE(5)))" office:value-type="float" office:value="1.49534878122122" calcext:value-type="float">
            <text:p/>
          </table:table-cell>
          <table:table-cell/>
          <table:table-cell table:number-matrix-columns-spanned="2" table:number-matrix-rows-spanned="1" table:formula="of:=SQRT(SQRT(TRANSPOSE(5)))" office:value-type="float" office:value="1.49534878122122" calcext:value-type="float">
            <text:p/>
          </table:table-cell>
          <table:table-cell office:value-type="float" office:value="1.49534878122122" calcext:value-type="float">
            <text:p/>
          </table:table-cell>
          <table:table-cell/>
          <table:table-cell office:value-type="string" calcext:value-type="string">
            <text:p>SQRT(SQRT(TRANSPOSE(5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SQRT(TRANSPOSE({10;20|30;40}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TRANSPOSE({10;20|30;40})))" office:value-type="float" office:value="1.77827941003892" calcext:value-type="float">
            <text:p/>
          </table:table-cell>
          <table:table-cell office:value-type="float" office:value="2.34034731932072" calcext:value-type="float">
            <text:p/>
          </table:table-cell>
          <table:table-cell/>
          <table:table-cell office:value-type="string" calcext:value-type="string">
            <text:p>SQRT(SQRT(TRANSPOSE({10;20|30;40}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QRT(TRANSPOSE([.A1]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TRANSPOSE([.A1]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SQRT(TRANSPOSE(A1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QRT(TRANSPOSE([.A1:.B2]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TRANSPOSE([.A1:.B2])))" office:value-type="float" office:value="1.77827941003892" calcext:value-type="float">
            <text:p/>
          </table:table-cell>
          <table:table-cell office:value-type="float" office:value="2.34034731932072" calcext:value-type="float">
            <text:p/>
          </table:table-cell>
          <table:table-cell/>
          <table:table-cell office:value-type="string" calcext:value-type="string">
            <text:p>SQRT(SQRT(TRANSPOSE(A1:.B2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QRT(TRANSPOSE(INDIRECT(&quot;A1&quot;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TRANSPOSE(INDIRECT(&quot;A1&quot;)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SQRT(TRANSPOSE(INDIRECT("A1"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QRT(TRANSPOSE(INDIRECT(&quot;A1:B2&quot;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TRANSPOSE(INDIRECT(&quot;A1:B2&quot;))))" office:value-type="float" office:value="1.77827941003892" calcext:value-type="float">
            <text:p/>
          </table:table-cell>
          <table:table-cell office:value-type="float" office:value="2.34034731932072" calcext:value-type="float">
            <text:p/>
          </table:table-cell>
          <table:table-cell/>
          <table:table-cell office:value-type="string" calcext:value-type="string">
            <text:p>SQRT(SQRT(TRANSPOSE(INDIRECT("A1:B2"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SQRT(TRANSPOSE(INDIRECT({&quot;A1&quot;;&quot;B2&quot;}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TRANSPOSE(INDIRECT({&quot;A1&quot;;&quot;B2&quot;})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SQRT(TRANSPOSE(INDIRECT({"A1";"B2"}))))</text:p>
          </table:table-cell>
        </table:table-row>
        <table:table-row table:style-name="ro1"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SQRT(TRANSPOSE(INDIRECT({&quot;A1:B2&quot;}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QRT(TRANSPOSE(INDIRECT({&quot;A1:B2&quot;}))))" office:value-type="float" office:value="1.77827941003892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QRT(TRANSPOSE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SUM(SQRT(5)))" office:value-type="float" office:value="1.49534878122122" calcext:value-type="float">
            <text:p/>
          </table:table-cell>
          <table:table-cell/>
          <table:table-cell table:number-matrix-columns-spanned="2" table:number-matrix-rows-spanned="1" table:formula="of:=SQRT(SUM(SQRT(5)))" office:value-type="float" office:value="1.49534878122122" calcext:value-type="float">
            <text:p/>
          </table:table-cell>
          <table:table-cell office:value-type="float" office:value="1.49534878122122" calcext:value-type="float">
            <text:p/>
          </table:table-cell>
          <table:table-cell/>
          <table:table-cell office:value-type="string" calcext:value-type="string">
            <text:p>SQRT(SUM(SQRT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SUM(SQRT({10;20|30;40}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UM(SQRT({10;20|30;40})))" office:value-type="float" office:value="4.40864996462141" calcext:value-type="float">
            <text:p/>
          </table:table-cell>
          <table:table-cell office:value-type="float" office:value="4.40864996462141" calcext:value-type="float">
            <text:p/>
          </table:table-cell>
          <table:table-cell/>
          <table:table-cell office:value-type="string" calcext:value-type="string">
            <text:p>SQRT(SUM(SQRT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UM(SQRT([.A1]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UM(SQRT([.A1]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SUM(SQRT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UM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UM(SQRT([.A1:.B2])))" office:value-type="float" office:value="4.40864996462141" calcext:value-type="float">
            <text:p/>
          </table:table-cell>
          <table:table-cell office:value-type="float" office:value="4.40864996462141" calcext:value-type="float">
            <text:p/>
          </table:table-cell>
          <table:table-cell/>
          <table:table-cell office:value-type="string" calcext:value-type="string">
            <text:p>SQRT(SUM(SQRT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UM(SQRT(INDIRECT(&quot;A1&quot;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UM(SQRT(INDIRECT(&quot;A1&quot;)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SUM(SQRT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UM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UM(SQRT(INDIRECT(&quot;A1:B2&quot;))))" office:value-type="float" office:value="4.40864996462141" calcext:value-type="float">
            <text:p/>
          </table:table-cell>
          <table:table-cell office:value-type="float" office:value="4.40864996462141" calcext:value-type="float">
            <text:p/>
          </table:table-cell>
          <table:table-cell/>
          <table:table-cell office:value-type="string" calcext:value-type="string">
            <text:p>SQRT(SUM(SQRT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SUM(SQRT(INDIRECT({&quot;A1&quot;;&quot;B2&quot;}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SUM(SQRT(INDIRECT({&quot;A1&quot;;&quot;B2&quot;}))))" office:value-type="float" office:value="3.08007028824102" calcext:value-type="float">
            <text:p/>
          </table:table-cell>
          <table:table-cell office:value-type="float" office:value="3.08007028824102" calcext:value-type="float">
            <text:p/>
          </table:table-cell>
          <table:table-cell/>
          <table:table-cell office:value-type="string" calcext:value-type="string">
            <text:p>SQRT(SUM(SQRT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SUM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UM(SQR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UM(SQRT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SUM(SUM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QRT(SUM(SUM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QRT(SUM(SUM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SUM(SUM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SUM({10;20|30;40}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SUM(SUM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UM(SUM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SUM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UM(SUM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UM(SUM([.A1:.B2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SUM([.A1:.B2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SUM(SUM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UM(SUM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SUM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UM(SUM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UM(SUM(INDIRECT(&quot;A1:B2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SUM(INDIRECT(&quot;A1:B2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SUM(SUM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SUM(SUM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SUM(INDIRECT({&quot;A1&quot;;&quot;B2&quot;}))))" office:value-type="float" office:value="7.07106781186548" calcext:value-type="float">
            <text:p/>
          </table:table-cell>
          <table:table-cell office:value-type="float" office:value="7.07106781186548" calcext:value-type="float">
            <text:p/>
          </table:table-cell>
          <table:table-cell/>
          <table:table-cell office:value-type="string" calcext:value-type="string">
            <text:p>SQRT(SUM(SUM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SUM(SUM(INDIRECT({&quot;A1: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UM(SUM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SUM(MUNIT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QRT(SUM(MUNIT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QRT(SUM(MUNIT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SUM(MUNIT({10;20|30;40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MUNIT({10;20|30;40})))" office:value-type="float" office:value="1.4142135623731" calcext:value-type="float">
            <text:p/>
          </table:table-cell>
          <table:table-cell office:value-type="float" office:value="1.4142135623731" calcext:value-type="float">
            <text:p/>
          </table:table-cell>
          <table:table-cell/>
          <table:table-cell office:value-type="string" calcext:value-type="string">
            <text:p>SQRT(SUM(MUNIT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UM(MUNIT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MUNIT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UM(MUNIT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UM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UM(MUNIT([.A1:.B2])))" office:value-type="float" office:value="1.4142135623731" calcext:value-type="float">
            <text:p/>
          </table:table-cell>
          <table:table-cell office:value-type="float" office:value="1.4142135623731" calcext:value-type="float">
            <text:p/>
          </table:table-cell>
          <table:table-cell/>
          <table:table-cell office:value-type="string" calcext:value-type="string">
            <text:p>SQRT(SUM(MUNIT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UM(MUNIT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MUNIT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UM(MUNIT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UM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UM(MUNIT(INDIRECT(&quot;A1:B2&quot;))))" office:value-type="float" office:value="1.4142135623731" calcext:value-type="float">
            <text:p/>
          </table:table-cell>
          <table:table-cell office:value-type="float" office:value="1.4142135623731" calcext:value-type="float">
            <text:p/>
          </table:table-cell>
          <table:table-cell/>
          <table:table-cell office:value-type="string" calcext:value-type="string">
            <text:p>SQRT(SUM(MUNIT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SUM(MUNIT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MUNIT(INDIRECT({&quot;A1&quot;;&quot;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UM(MUNIT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SUM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SUM(MUNI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UM(MUNIT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SUM(TRANSPOSE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QRT(SUM(TRANSPOSE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QRT(SUM(TRANSPOSE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SUM(TRANSPOSE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TRANSPOSE({10;20|30;40}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SUM(TRANSPOSE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SUM(TRANSPOSE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TRANSPOSE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UM(TRANSPOSE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SUM(TRANSPOSE([.A1:.B2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TRANSPOSE([.A1:.B2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SUM(TRANSPOSE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SUM(TRANSPOSE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TRANSPOSE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SUM(TRANSPOSE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SUM(TRANSPOSE(INDIRECT(&quot;A1:B2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TRANSPOSE(INDIRECT(&quot;A1:B2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SUM(TRANSPOSE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SUM(TRANSPOSE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SUM(TRANSPOSE(INDIRECT({&quot;A1&quot;;&quot;B2&quot;}))))" office:value-type="float" office:value="7.07106781186548" calcext:value-type="float">
            <text:p/>
          </table:table-cell>
          <table:table-cell office:value-type="float" office:value="7.07106781186548" calcext:value-type="float">
            <text:p/>
          </table:table-cell>
          <table:table-cell/>
          <table:table-cell office:value-type="string" calcext:value-type="string">
            <text:p>SQRT(SUM(TRANSPOSE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SUM(TRANSPOSE(INDIRECT({&quot;A1: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SUM(TRANSPOSE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SUM(TRANSPOSE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MUNIT(SQR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QRT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QRT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MUNIT(SQR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QR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QRT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MUNIT(SQR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QRT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QRT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MUNIT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MUNIT(SQR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QRT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MUNIT(SQR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QRT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QRT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MUNIT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MUNIT(SQR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QRT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MUNIT(SQR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QRT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QRT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MUNIT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MUNIT(SQR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SQRT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MUNIT(SUM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UM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UM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MUNIT(SUM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UM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UM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MUNIT(SUM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UM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UM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MUNIT(SUM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UM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UM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MUNIT(SUM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UM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UM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MUNIT(SUM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UM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UM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MUNIT(SUM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UM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SUM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MUNIT(SUM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SUM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MUNIT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MUNIT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MUNIT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MUNIT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MUNIT({10;20|30;40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MUNIT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MUNIT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MUNIT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MUNIT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MUNIT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MUNIT(MUNIT([.A1:.B2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MUNIT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MUNIT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MUNIT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MUNIT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MUNIT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MUNIT(MUNIT(INDIRECT(&quot;A1:B2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MUNIT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MUNIT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MUNI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MUNIT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MUNIT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MUNIT(MUNI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MUNIT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MUNIT(TRANSPOSE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TRANSPOSE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TRANSPOSE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MUNIT(TRANSPOSE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TRANSPOSE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TRANSPOSE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MUNIT(TRANSPOSE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TRANSPOSE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TRANSPOSE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MUNIT(TRANSPOSE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TRANSPOSE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TRANSPOSE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MUNIT(TRANSPOSE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TRANSPOSE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TRANSPOSE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MUNIT(TRANSPOSE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TRANSPOSE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MUNIT(TRANSPOSE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MUNIT(TRANSPOSE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TRANSPOSE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TRANSPOSE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MUNIT(TRANSPOSE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MUNIT(TRANSPOSE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MUNIT(TRANSPOSE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TRANSPOSE(SQRT(5)))" office:value-type="float" office:value="1.49534878122122" calcext:value-type="float">
            <text:p/>
          </table:table-cell>
          <table:table-cell/>
          <table:table-cell table:number-matrix-columns-spanned="2" table:number-matrix-rows-spanned="1" table:formula="of:=SQRT(TRANSPOSE(SQRT(5)))" office:value-type="float" office:value="1.49534878122122" calcext:value-type="float">
            <text:p/>
          </table:table-cell>
          <table:table-cell office:value-type="float" office:value="1.49534878122122" calcext:value-type="float">
            <text:p/>
          </table:table-cell>
          <table:table-cell/>
          <table:table-cell office:value-type="string" calcext:value-type="string">
            <text:p>SQRT(TRANSPOSE(SQRT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TRANSPOSE(SQRT({10;20|30;40}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TRANSPOSE(SQRT({10;20|30;40})))" office:value-type="float" office:value="1.77827941003892" calcext:value-type="float">
            <text:p/>
          </table:table-cell>
          <table:table-cell office:value-type="float" office:value="2.34034731932072" calcext:value-type="float">
            <text:p/>
          </table:table-cell>
          <table:table-cell/>
          <table:table-cell office:value-type="string" calcext:value-type="string">
            <text:p>SQRT(TRANSPOSE(SQRT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TRANSPOSE(SQRT([.A1]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TRANSPOSE(SQRT([.A1]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TRANSPOSE(SQRT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TRANSPOSE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TRANSPOSE(SQRT([.A1:.B2])))" office:value-type="float" office:value="1.77827941003892" calcext:value-type="float">
            <text:p/>
          </table:table-cell>
          <table:table-cell office:value-type="float" office:value="2.34034731932072" calcext:value-type="float">
            <text:p/>
          </table:table-cell>
          <table:table-cell/>
          <table:table-cell office:value-type="string" calcext:value-type="string">
            <text:p>SQRT(TRANSPOSE(SQRT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TRANSPOSE(SQRT(INDIRECT(&quot;A1&quot;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TRANSPOSE(SQRT(INDIRECT(&quot;A1&quot;)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TRANSPOSE(SQRT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TRANSPOSE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TRANSPOSE(SQRT(INDIRECT(&quot;A1:B2&quot;))))" office:value-type="float" office:value="1.77827941003892" calcext:value-type="float">
            <text:p/>
          </table:table-cell>
          <table:table-cell office:value-type="float" office:value="2.34034731932072" calcext:value-type="float">
            <text:p/>
          </table:table-cell>
          <table:table-cell/>
          <table:table-cell office:value-type="string" calcext:value-type="string">
            <text:p>SQRT(TRANSPOSE(SQRT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TRANSPOSE(SQRT(INDIRECT({&quot;A1&quot;;&quot;B2&quot;}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QRT(TRANSPOSE(SQRT(INDIRECT({&quot;A1&quot;;&quot;B2&quot;})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QRT(TRANSPOSE(SQRT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TRANSPOSE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TRANSPOSE(SQRT(INDIRECT({&quot;A1:B2&quot;}))))" office:value-type="float" office:value="1.77827941003892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TRANSPOSE(SQRT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TRANSPOSE(SUM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QRT(TRANSPOSE(SUM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QRT(TRANSPOSE(SUM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TRANSPOSE(SUM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TRANSPOSE(SUM({10;20|30;40}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TRANSPOSE(SUM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TRANSPOSE(SUM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SUM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TRANSPOSE(SUM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TRANSPOSE(SUM([.A1:.B2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TRANSPOSE(SUM([.A1:.B2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TRANSPOSE(SUM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TRANSPOSE(SUM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SUM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TRANSPOSE(SUM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TRANSPOSE(SUM(INDIRECT(&quot;A1:B2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TRANSPOSE(SUM(INDIRECT(&quot;A1:B2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QRT(TRANSPOSE(SUM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TRANSPOSE(SUM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SUM(INDIRECT({&quot;A1&quot;;&quot;B2&quot;}))))" office:value-type="float" office:value="7.07106781186548" calcext:value-type="float">
            <text:p/>
          </table:table-cell>
          <table:table-cell office:value-type="float" office:value="7.07106781186548" calcext:value-type="float">
            <text:p/>
          </table:table-cell>
          <table:table-cell/>
          <table:table-cell office:value-type="string" calcext:value-type="string">
            <text:p>SQRT(TRANSPOSE(SUM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TRANSPOSE(SUM(INDIRECT({&quot;A1: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QRT(TRANSPOSE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TRANSPOSE(SUM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TRANSPOSE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TRANSPOSE(MUNIT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TRANSPOSE(MUNIT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TRANSPOSE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TRANSPOSE(MUNI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TRANSPOSE(MUNIT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TRANSPOSE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TRANSPOSE(MUNIT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TRANSPOSE(MUNIT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TRANSPOSE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TRANSPOSE(MUNI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TRANSPOSE(MUNIT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TRANSPOSE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TRANSPOSE(MUNIT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TRANSPOSE(MUNIT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TRANSPOSE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TRANSPOSE(MUNI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SQRT(TRANSPOSE(MUNIT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TRANSPOSE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QRT(TRANSPOSE(MUNI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TRANSPOSE(MUNIT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TRANSPOSE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QRT(TRANSPOSE(MUNI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TRANSPOSE(MUNIT(INDIRECT({"A1: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QRT(TRANSPOSE(TRANSPOSE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QRT(TRANSPOSE(TRANSPOSE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QRT(TRANSPOSE(TRANSPOSE(5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QRT(TRANSPOSE(TRANSPOSE({10;20|30;40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TRANSPOSE({10;20|30;40})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SQRT(TRANSPOSE(TRANSPOSE({10;20|30;40}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QRT(TRANSPOSE(TRANSPOSE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TRANSPOSE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TRANSPOSE(TRANSPOSE(A1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QRT(TRANSPOSE(TRANSPOSE([.A1:.B2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TRANSPOSE([.A1:.B2])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SQRT(TRANSPOSE(TRANSPOSE(A1:.B2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QRT(TRANSPOSE(TRANSPOSE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TRANSPOSE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QRT(TRANSPOSE(TRANSPOSE(INDIRECT("A1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QRT(TRANSPOSE(TRANSPOSE(INDIRECT(&quot;A1:B2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TRANSPOSE(INDIRECT(&quot;A1:B2&quot;))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SQRT(TRANSPOSE(TRANSPOSE(INDIRECT("A1:B2"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QRT(TRANSPOSE(TRANSPOSE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TRANSPOSE(INDIRECT({&quot;A1&quot;;&quot;B2&quot;}))))" office:value-type="float" office:value="3.16227766016838" calcext:value-type="float">
            <text:p/>
          </table:table-cell>
          <table:table-cell office:value-type="float" office:value="6.32455532033676" calcext:value-type="float">
            <text:p/>
          </table:table-cell>
          <table:table-cell/>
          <table:table-cell office:value-type="string" calcext:value-type="string">
            <text:p>SQRT(TRANSPOSE(TRANSPOSE(INDIRECT({"A1";"B2"}))))</text:p>
          </table:table-cell>
        </table:table-row>
        <table:table-row table:style-name="ro1">
          <table:table-cell office:value-type="string" calcext:value-type="string">
            <text:p>Scalar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QRT(TRANSPOSE(TRANSPOSE(INDIRECT({&quot;A1: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QRT(TRANSPOSE(TRANSPOSE(INDIRECT({&quot;A1:B2&quot;}))))" office:value-type="float" office:value="3.16227766016838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QRT(TRANSPOSE(TRANSPOSE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SQRT(SQRT(5)))" office:value-type="float" office:value="1.49534878122122" calcext:value-type="float">
            <text:p/>
          </table:table-cell>
          <table:table-cell/>
          <table:table-cell table:number-matrix-columns-spanned="2" table:number-matrix-rows-spanned="1" table:formula="of:=SUM(SQRT(SQRT(5)))" office:value-type="float" office:value="1.49534878122122" calcext:value-type="float">
            <text:p/>
          </table:table-cell>
          <table:table-cell office:value-type="float" office:value="1.49534878122122" calcext:value-type="float">
            <text:p/>
          </table:table-cell>
          <table:table-cell/>
          <table:table-cell office:value-type="string" calcext:value-type="string">
            <text:p>SUM(SQRT(SQRT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SQRT(SQRT({10;20|30;40}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UM(SQRT(SQRT({10;20|30;40})))" office:value-type="float" office:value="8.74823611560664" calcext:value-type="float">
            <text:p/>
          </table:table-cell>
          <table:table-cell office:value-type="float" office:value="8.74823611560664" calcext:value-type="float">
            <text:p/>
          </table:table-cell>
          <table:table-cell/>
          <table:table-cell office:value-type="string" calcext:value-type="string">
            <text:p>SUM(SQRT(SQRT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QRT(SQRT([.A1]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UM(SQRT(SQRT([.A1]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UM(SQRT(SQRT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QRT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QRT(SQRT([.A1:.B2])))" office:value-type="float" office:value="8.74823611560664" calcext:value-type="float">
            <text:p/>
          </table:table-cell>
          <table:table-cell office:value-type="float" office:value="8.74823611560664" calcext:value-type="float">
            <text:p/>
          </table:table-cell>
          <table:table-cell/>
          <table:table-cell office:value-type="string" calcext:value-type="string">
            <text:p>SUM(SQRT(SQRT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QRT(SQRT(INDIRECT(&quot;A1&quot;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UM(SQRT(SQRT(INDIRECT(&quot;A1&quot;)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SUM(SQRT(SQRT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QRT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QRT(SQRT(INDIRECT(&quot;A1:B2&quot;))))" office:value-type="float" office:value="8.74823611560664" calcext:value-type="float">
            <text:p/>
          </table:table-cell>
          <table:table-cell office:value-type="float" office:value="8.74823611560664" calcext:value-type="float">
            <text:p/>
          </table:table-cell>
          <table:table-cell/>
          <table:table-cell office:value-type="string" calcext:value-type="string">
            <text:p>SUM(SQRT(SQRT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SQRT(SQRT(INDIRECT({&quot;A1&quot;;&quot;B2&quot;}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SUM(SQRT(SQRT(INDIRECT({&quot;A1&quot;;&quot;B2&quot;}))))" office:value-type="float" office:value="4.29314626940479" calcext:value-type="float">
            <text:p/>
          </table:table-cell>
          <table:table-cell office:value-type="float" office:value="4.29314626940479" calcext:value-type="float">
            <text:p/>
          </table:table-cell>
          <table:table-cell/>
          <table:table-cell office:value-type="string" calcext:value-type="string">
            <text:p>SUM(SQRT(SQRT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SQRT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QRT(SQR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QRT(SQRT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SQRT(SUM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UM(SQRT(SUM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UM(SQRT(SUM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SQRT(SUM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QRT(SUM({10;20|30;40}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QRT(SUM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QRT(SUM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SUM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SQRT(SUM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QRT(SUM([.A1:.B2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QRT(SUM([.A1:.B2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QRT(SUM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QRT(SUM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SUM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SQRT(SUM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QRT(SUM(INDIRECT(&quot;A1:B2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QRT(SUM(INDIRECT(&quot;A1:B2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QRT(SUM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SQRT(SUM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SUM(INDIRECT({&quot;A1&quot;;&quot;B2&quot;}))))" office:value-type="float" office:value="7.07106781186548" calcext:value-type="float">
            <text:p/>
          </table:table-cell>
          <table:table-cell office:value-type="float" office:value="7.07106781186548" calcext:value-type="float">
            <text:p/>
          </table:table-cell>
          <table:table-cell/>
          <table:table-cell office:value-type="string" calcext:value-type="string">
            <text:p>SUM(SQRT(SUM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SQRT(SUM(INDIRECT({&quot;A1: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QRT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QRT(SUM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SQRT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SQRT(MUNIT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SQRT(MUNIT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SQRT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SQRT(MUNIT({10;20|30;40}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SQRT(MUNIT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QRT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SQRT(MUNIT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QRT(MUNIT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QRT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QRT(MUNIT([.A1:.B2]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SQRT(MUNIT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QRT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SQRT(MUNIT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QRT(MUNIT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QRT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QRT(MUNIT(INDIRECT(&quot;A1:B2&quot;)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SQRT(MUNIT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SQRT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SQRT(MUNIT(INDIRECT({&quot;A1&quot;;&quot;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QRT(MUNIT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SQRT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QRT(MUNI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QRT(MUNIT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SQRT(TRANSPOSE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UM(SQRT(TRANSPOSE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UM(SQRT(TRANSPOSE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SQRT(TRANSPOSE({10;20|30;40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TRANSPOSE({10;20|30;40}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SQRT(TRANSPOSE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QRT(TRANSPOSE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TRANSPOSE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SQRT(TRANSPOSE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QRT(TRANSPOSE([.A1:.B2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TRANSPOSE([.A1:.B2]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SQRT(TRANSPOSE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QRT(TRANSPOSE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TRANSPOSE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SQRT(TRANSPOSE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QRT(TRANSPOSE(INDIRECT(&quot;A1:B2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TRANSPOSE(INDIRECT(&quot;A1:B2&quot;)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SQRT(TRANSPOSE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SQRT(TRANSPOSE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TRANSPOSE(INDIRECT({&quot;A1&quot;;&quot;B2&quot;}))))" office:value-type="float" office:value="9.48683298050514" calcext:value-type="float">
            <text:p/>
          </table:table-cell>
          <table:table-cell office:value-type="float" office:value="9.48683298050514" calcext:value-type="float">
            <text:p/>
          </table:table-cell>
          <table:table-cell/>
          <table:table-cell office:value-type="string" calcext:value-type="string">
            <text:p>SUM(SQRT(TRANSPOSE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SQRT(TRANSPOSE(INDIRECT({&quot;A1: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QRT(TRANSPOSE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QRT(TRANSPOSE(INDIRECT({"A1:B2"}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SUM(SQRT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UM(SUM(SQRT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UM(SUM(SQRT(5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SUM(SQRT({10;20|30;40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UM(SQRT({10;20|30;40}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SUM(SQRT({10;20|30;40}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UM(SQRT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UM(SQRT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SUM(SQRT(A1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UM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UM(SQRT([.A1:.B2]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SUM(SQRT(A1:.B2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UM(SQRT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UM(SQRT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SUM(SQRT(INDIRECT("A1"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UM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UM(SQRT(INDIRECT(&quot;A1:B2&quot;)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SUM(SQRT(INDIRECT("A1:B2"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SUM(SQRT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SUM(SQRT(INDIRECT({&quot;A1&quot;;&quot;B2&quot;}))))" office:value-type="float" office:value="9.48683298050514" calcext:value-type="float">
            <text:p/>
          </table:table-cell>
          <table:table-cell office:value-type="float" office:value="9.48683298050514" calcext:value-type="float">
            <text:p/>
          </table:table-cell>
          <table:table-cell/>
          <table:table-cell office:value-type="string" calcext:value-type="string">
            <text:p>SUM(SUM(SQRT(INDIRECT({"A1";"B2"}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SUM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UM(SQR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UM(SQRT(INDIRECT({"A1:B2"}))))</text:p>
          </table:table-cell>
        </table:table-row>
        <table:table-row table:style-name="ro1">
          <table:table-cell table:number-columns-repeated="3"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SUM(SUM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SUM(SUM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SUM(SUM(5)))</text:p>
          </table:table-cell>
        </table:table-row>
        <table:table-row table:style-name="ro1">
          <table:table-cell table:number-columns-repeated="3"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SUM(SUM({10;20|30;40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SUM({10;20|30;40}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SUM(SUM({10;20|30;40})))</text:p>
          </table:table-cell>
        </table:table-row>
        <table:table-row table:style-name="ro1">
          <table:table-cell table:number-columns-repeated="3"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UM(SUM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SUM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UM(SUM(A1)))</text:p>
          </table:table-cell>
        </table:table-row>
        <table:table-row table:style-name="ro1">
          <table:table-cell table:number-columns-repeated="3"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UM(SUM([.A1:.B2]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SUM([.A1:.B2]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SUM(SUM(A1:.B2)))</text:p>
          </table:table-cell>
        </table:table-row>
        <table:table-row table:style-name="ro1">
          <table:table-cell table:number-columns-repeated="3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UM(SUM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SUM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UM(SUM(INDIRECT("A1"))))</text:p>
          </table:table-cell>
        </table:table-row>
        <table:table-row table:style-name="ro1">
          <table:table-cell table:number-columns-repeated="3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UM(SUM(INDIRECT(&quot;A1:B2&quot;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SUM(INDIRECT(&quot;A1:B2&quot;)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SUM(SUM(INDIRECT("A1:B2"))))</text:p>
          </table:table-cell>
        </table:table-row>
        <table:table-row table:style-name="ro1">
          <table:table-cell table:number-columns-repeated="3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SUM(SUM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SUM(INDIRECT({&quot;A1&quot;;&quot;B2&quot;})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SUM(SUM(SUM(INDIRECT({"A1";"B2"}))))</text:p>
          </table:table-cell>
        </table:table-row>
        <table:table-row table:style-name="ro1">
          <table:table-cell table:number-columns-repeated="3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SUM(SUM(INDIRECT({&quot;A1:B2&quot;}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UM(SUM(INDIRECT({"A1:B2"}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SUM(MUNIT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SUM(MUNIT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SUM(MUNIT(5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SUM(MUNIT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MUNIT({10;20|30;40}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SUM(MUNIT({10;20|30;40}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UM(MUNIT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MUNIT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UM(MUNIT(A1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UM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UM(MUNIT([.A1:.B2]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SUM(MUNIT(A1:.B2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UM(MUNIT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MUNIT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UM(MUNIT(INDIRECT("A1"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UM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UM(MUNIT(INDIRECT(&quot;A1:B2&quot;)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SUM(MUNIT(INDIRECT("A1:B2"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SUM(MUNIT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MUNIT(INDIRECT({&quot;A1&quot;;&quot;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UM(MUNIT(INDIRECT({"A1";"B2"}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SUM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SUM(MUNI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UM(MUNIT(INDIRECT({"A1:B2"}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SUM(TRANSPOSE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SUM(TRANSPOSE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SUM(TRANSPOSE(5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SUM(TRANSPOSE({10;20|30;40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TRANSPOSE({10;20|30;40}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SUM(TRANSPOSE({10;20|30;40}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SUM(TRANSPOSE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TRANSPOSE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UM(TRANSPOSE(A1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SUM(TRANSPOSE([.A1:.B2]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TRANSPOSE([.A1:.B2]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SUM(TRANSPOSE(A1:.B2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SUM(TRANSPOSE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TRANSPOSE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SUM(TRANSPOSE(INDIRECT("A1"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SUM(TRANSPOSE(INDIRECT(&quot;A1:B2&quot;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TRANSPOSE(INDIRECT(&quot;A1:B2&quot;)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SUM(TRANSPOSE(INDIRECT("A1:B2"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SUM(TRANSPOSE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SUM(TRANSPOSE(INDIRECT({&quot;A1&quot;;&quot;B2&quot;})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SUM(SUM(TRANSPOSE(INDIRECT({"A1";"B2"}))))</text:p>
          </table:table-cell>
        </table:table-row>
        <table:table-row table:style-name="ro1"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SUM(TRANSPOSE(INDIRECT({&quot;A1:B2&quot;}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SUM(TRANSPOSE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SUM(TRANSPOSE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MUNIT(SQRT(5)))" office:value-type="float" office:value="2" calcext:value-type="float">
            <text:p/>
          </table:table-cell>
          <table:table-cell/>
          <table:table-cell table:number-matrix-columns-spanned="2" table:number-matrix-rows-spanned="1" table:formula="of:=SUM(MUNIT(SQRT(5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SQRT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MUNIT(SQRT({10;20|30;40})))" office:value-type="float" office:value="3" calcext:value-type="float">
            <text:p/>
          </table:table-cell>
          <table:table-cell/>
          <table:table-cell table:number-matrix-columns-spanned="2" table:number-matrix-rows-spanned="1" table:formula="of:=SUM(MUNIT(SQRT({10;20|30;40}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SQRT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MUNIT(SQRT([.A1])))" office:value-type="float" office:value="3" calcext:value-type="float">
            <text:p/>
          </table:table-cell>
          <table:table-cell/>
          <table:table-cell table:number-matrix-columns-spanned="2" table:number-matrix-rows-spanned="1" table:formula="of:=SUM(MUNIT(SQRT([.A1])))" office:value-type="float" office:value="3" calcext:value-type="float">
            <text:p/>
          </table:table-cell>
          <table:table-cell office:value-type="float" office:value="3" calcext:value-type="float">
            <text:p/>
          </table:table-cell>
          <table:table-cell/>
          <table:table-cell office:value-type="string" calcext:value-type="string">
            <text:p>SUM(MUNIT(SQRT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MUNIT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MUNIT(SQRT([.A1:.B2]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SQRT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MUNIT(SQRT(INDIRECT(&quot;A1&quot;))))" office:value-type="float" office:value="3" calcext:value-type="float">
            <text:p/>
          </table:table-cell>
          <table:table-cell/>
          <table:table-cell table:number-matrix-columns-spanned="2" table:number-matrix-rows-spanned="1" table:formula="of:=SUM(MUNIT(SQRT(INDIRECT(&quot;A1&quot;))))" office:value-type="float" office:value="3" calcext:value-type="float">
            <text:p/>
          </table:table-cell>
          <table:table-cell office:value-type="float" office:value="3" calcext:value-type="float">
            <text:p/>
          </table:table-cell>
          <table:table-cell/>
          <table:table-cell office:value-type="string" calcext:value-type="string">
            <text:p>SUM(MUNIT(SQRT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MUNIT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MUNIT(SQRT(INDIRECT(&quot;A1:B2&quot;)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SQRT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MUNIT(SQRT(INDIRECT({&quot;A1&quot;;&quot;B2&quot;}))))" office:value-type="float" office:value="3" calcext:value-type="float">
            <text:p/>
          </table:table-cell>
          <table:table-cell/>
          <table:table-cell table:number-matrix-columns-spanned="2" table:number-matrix-rows-spanned="1" table:formula="of:=SUM(MUNIT(SQRT(INDIRECT({&quot;A1&quot;;&quot;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SQRT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MUNIT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MUNIT(SQR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SQRT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MUNIT(SUM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MUNIT(SUM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MUNIT(SUM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MUNIT(SUM({10;20|30;40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MUNIT(SUM({10;20|30;40}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MUNIT(SUM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MUNIT(SUM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SUM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MUNIT(SUM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MUNIT(SUM([.A1:.B2]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MUNIT(SUM([.A1:.B2]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MUNIT(SUM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MUNIT(SUM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SUM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MUNIT(SUM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MUNIT(SUM(INDIRECT(&quot;A1:B2&quot;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MUNIT(SUM(INDIRECT(&quot;A1:B2&quot;)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MUNIT(SUM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MUNIT(SUM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SUM(INDIRECT({&quot;A1&quot;;&quot;B2&quot;})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SUM(MUNIT(SUM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MUNIT(SUM(INDIRECT({&quot;A1:B2&quot;}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MUNIT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SUM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MUNIT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MUNIT(MUNIT(5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MUNIT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MUNIT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MUNIT(MUNIT({10;20|30;40}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MUNIT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MUNIT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MUNIT(MUNIT([.A1]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MUNIT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MUNIT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MUNIT(MUNIT([.A1:.B2]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MUNIT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MUNIT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MUNIT(MUNIT(INDIRECT(&quot;A1&quot;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MUNIT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MUNIT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MUNIT(MUNIT(INDIRECT(&quot;A1:B2&quot;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MUNIT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MUNIT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SUM(MUNIT(MUNIT(INDIRECT({&quot;A1&quot;;&quot;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MUNIT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MUNIT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MUNIT(MUNI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MUNIT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MUNIT(TRANSPOSE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MUNIT(TRANSPOSE(5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TRANSPOSE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MUNIT(TRANSPOSE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TRANSPOSE({10;20|30;40}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TRANSPOSE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MUNIT(TRANSPOSE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TRANSPOSE([.A1]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TRANSPOSE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MUNIT(TRANSPOSE([.A1:.B2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TRANSPOSE([.A1:.B2]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TRANSPOSE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MUNIT(TRANSPOSE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TRANSPOSE(INDIRECT(&quot;A1&quot;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TRANSPOSE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MUNIT(TRANSPOSE(INDIRECT(&quot;A1:B2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TRANSPOSE(INDIRECT(&quot;A1:B2&quot;)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MUNIT(TRANSPOSE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MUNIT(TRANSPOSE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TRANSPOSE(INDIRECT({&quot;A1&quot;;&quot;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TRANSPOSE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MUNIT(TRANSPOSE(INDIRECT({&quot;A1: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MUNIT(TRANSPOSE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MUNIT(TRANSPOSE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TRANSPOSE(SQRT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SUM(TRANSPOSE(SQRT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SUM(TRANSPOSE(SQRT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TRANSPOSE(SQRT({10;20|30;40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TRANSPOSE(SQRT({10;20|30;40}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TRANSPOSE(SQRT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TRANSPOSE(SQRT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TRANSPOSE(SQRT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TRANSPOSE(SQRT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TRANSPOSE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TRANSPOSE(SQRT([.A1:.B2]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TRANSPOSE(SQRT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TRANSPOSE(SQRT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TRANSPOSE(SQRT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SUM(TRANSPOSE(SQRT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TRANSPOSE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TRANSPOSE(SQRT(INDIRECT(&quot;A1:B2&quot;)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SUM(TRANSPOSE(SQRT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TRANSPOSE(SQRT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SUM(TRANSPOSE(SQRT(INDIRECT({&quot;A1&quot;;&quot;B2&quot;}))))" office:value-type="float" office:value="9.48683298050514" calcext:value-type="float">
            <text:p/>
          </table:table-cell>
          <table:table-cell office:value-type="float" office:value="9.48683298050514" calcext:value-type="float">
            <text:p/>
          </table:table-cell>
          <table:table-cell/>
          <table:table-cell office:value-type="string" calcext:value-type="string">
            <text:p>SUM(TRANSPOSE(SQRT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TRANSPOSE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TRANSPOSE(SQR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TRANSPOSE(SQRT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TRANSPOSE(SUM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TRANSPOSE(SUM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TRANSPOSE(SUM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TRANSPOSE(SUM({10;20|30;40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SUM({10;20|30;40}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TRANSPOSE(SUM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TRANSPOSE(SUM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SUM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TRANSPOSE(SUM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TRANSPOSE(SUM([.A1:.B2]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SUM([.A1:.B2]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TRANSPOSE(SUM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TRANSPOSE(SUM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SUM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TRANSPOSE(SUM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TRANSPOSE(SUM(INDIRECT(&quot;A1:B2&quot;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SUM(INDIRECT(&quot;A1:B2&quot;)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TRANSPOSE(SUM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TRANSPOSE(SUM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SUM(INDIRECT({&quot;A1&quot;;&quot;B2&quot;})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SUM(TRANSPOSE(SUM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TRANSPOSE(SUM(INDIRECT({&quot;A1:B2&quot;}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TRANSPOSE(SUM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TRANSPOSE(MUNIT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TRANSPOSE(MUNIT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TRANSPOSE(MUNIT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TRANSPOSE(MUNIT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MUNIT({10;20|30;40}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TRANSPOSE(MUNIT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TRANSPOSE(MUNIT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MUNIT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TRANSPOSE(MUNIT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TRANSPOSE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TRANSPOSE(MUNIT([.A1:.B2]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TRANSPOSE(MUNIT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TRANSPOSE(MUNIT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MUNIT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TRANSPOSE(MUNIT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TRANSPOSE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TRANSPOSE(MUNIT(INDIRECT(&quot;A1:B2&quot;)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SUM(TRANSPOSE(MUNIT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TRANSPOSE(MUNIT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MUNIT(INDIRECT({&quot;A1&quot;;&quot;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TRANSPOSE(MUNIT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TRANSPOSE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SUM(TRANSPOSE(MUNI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TRANSPOSE(MUNIT(INDIRECT({"A1: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SUM(TRANSPOSE(TRANSPOSE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SUM(TRANSPOSE(TRANSPOSE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SUM(TRANSPOSE(TRANSPOSE(5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SUM(TRANSPOSE(TRANSPOSE({10;20|30;40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TRANSPOSE({10;20|30;40}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TRANSPOSE(TRANSPOSE({10;20|30;40}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SUM(TRANSPOSE(TRANSPOSE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TRANSPOSE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TRANSPOSE(TRANSPOSE(A1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SUM(TRANSPOSE(TRANSPOSE([.A1:.B2]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TRANSPOSE([.A1:.B2]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TRANSPOSE(TRANSPOSE(A1:.B2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SUM(TRANSPOSE(TRANSPOSE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TRANSPOSE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SUM(TRANSPOSE(TRANSPOSE(INDIRECT("A1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SUM(TRANSPOSE(TRANSPOSE(INDIRECT(&quot;A1:B2&quot;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TRANSPOSE(INDIRECT(&quot;A1:B2&quot;)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SUM(TRANSPOSE(TRANSPOSE(INDIRECT("A1:B2"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SUM(TRANSPOSE(TRANSPOSE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SUM(TRANSPOSE(TRANSPOSE(INDIRECT({&quot;A1&quot;;&quot;B2&quot;})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SUM(TRANSPOSE(TRANSPOSE(INDIRECT({"A1";"B2"}))))</text:p>
          </table:table-cell>
        </table:table-row>
        <table:table-row table:style-name="ro1">
          <table:table-cell office:value-type="string" calcext:value-type="string">
            <text:p>Array-to-scalar</text:p>
          </table:table-cell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SUM(TRANSPOSE(TRANSPOSE(INDIRECT({&quot;A1:B2&quot;}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SUM(TRANSPOSE(TRANSPOSE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SUM(TRANSPOSE(TRANSPOSE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SQRT(SQR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QRT(5)))" office:value-type="float" office:value="1" calcext:value-type="float">
            <text:p/>
          </table:table-cell>
          <table:table-cell office:value-type="float" office:value="1" calcext:value-type="float">
            <text:p/>
          </table:table-cell>
          <table:table-cell/>
          <table:table-cell office:value-type="string" calcext:value-type="string">
            <text:p>MUNIT(SQRT(SQR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SQRT(SQR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QR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QR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QRT(SQR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QRT([.A1])))" office:value-type="float" office:value="1" calcext:value-type="float">
            <text:p/>
          </table:table-cell>
          <table:table-cell office:value-type="float" office:value="1" calcext:value-type="float">
            <text:p/>
          </table:table-cell>
          <table:table-cell/>
          <table:table-cell office:value-type="string" calcext:value-type="string">
            <text:p>MUNIT(SQRT(SQR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QRT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QRT(SQR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QR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QRT(SQR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QRT(INDIRECT(&quot;A1&quot;))))" office:value-type="float" office:value="1" calcext:value-type="float">
            <text:p/>
          </table:table-cell>
          <table:table-cell office:value-type="float" office:value="1" calcext:value-type="float">
            <text:p/>
          </table:table-cell>
          <table:table-cell/>
          <table:table-cell office:value-type="string" calcext:value-type="string">
            <text:p>MUNIT(SQRT(SQR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QRT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QRT(SQR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QR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SQRT(SQR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QRT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QR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SQRT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QRT(SQR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SQR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SQRT(SUM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UM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UM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SQRT(SUM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UM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UM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QRT(SUM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UM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UM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QRT(SUM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UM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UM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QRT(SUM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UM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UM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QRT(SUM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UM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UM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SQRT(SUM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UM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SUM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SQRT(SUM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SUM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SQRT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MUNIT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MUNI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SQRT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MUNIT({10;20|30;40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MUNI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QRT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MUNIT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MUNI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QRT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QRT(MUNIT([.A1:.B2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MUNI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QRT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MUNIT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MUNI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QRT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QRT(MUNIT(INDIRECT(&quot;A1:B2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MUNI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SQRT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MUNI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MUNI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SQRT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QRT(MUNI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MUNI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SQRT(TRANSPOSE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TRANSPOSE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TRANSPOSE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SQRT(TRANSPOSE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TRANSPOSE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TRANSPOSE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QRT(TRANSPOSE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TRANSPOSE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TRANSPOSE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QRT(TRANSPOSE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TRANSPOSE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TRANSPOSE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QRT(TRANSPOSE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TRANSPOSE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TRANSPOSE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QRT(TRANSPOSE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TRANSPOSE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QRT(TRANSPOSE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SQRT(TRANSPOSE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TRANSPOSE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TRANSPOSE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SQRT(TRANSPOSE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QRT(TRANSPOSE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QRT(TRANSPOSE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SUM(SQR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QRT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QR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SUM(SQR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QR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QR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UM(SQR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QRT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QR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UM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UM(SQR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QR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UM(SQR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QRT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QR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UM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UM(SQR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QR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SUM(SQR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QRT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QR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SUM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UM(SQR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UM(SQR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SUM(SUM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UM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UM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SUM(SUM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UM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UM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UM(SUM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UM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UM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UM(SUM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UM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UM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UM(SUM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UM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UM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UM(SUM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UM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UM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SUM(SUM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UM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SUM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SUM(SUM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UM(SUM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SUM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MUNIT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MUNI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SUM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MUNI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MUNI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UM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MUNIT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MUNI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UM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UM(MUNI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MUNI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UM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MUNIT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MUNI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UM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UM(MUNI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MUNI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SUM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MUNIT(INDIRECT({&quot;A1&quot;;&quot;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UM(MUNI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SUM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SUM(MUNI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UM(MUNI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SUM(TRANSPOSE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TRANSPOSE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TRANSPOSE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SUM(TRANSPOSE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TRANSPOSE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TRANSPOSE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SUM(TRANSPOSE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TRANSPOSE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TRANSPOSE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SUM(TRANSPOSE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TRANSPOSE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TRANSPOSE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SUM(TRANSPOSE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TRANSPOSE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TRANSPOSE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SUM(TRANSPOSE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TRANSPOSE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TRANSPOSE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SUM(TRANSPOSE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TRANSPOSE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SUM(TRANSPOSE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SUM(TRANSPOSE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SUM(TRANSPOSE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SUM(TRANSPOSE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MUNIT(SQR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QRT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QR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MUNIT(SQR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QRT({10;20|30;40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QR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MUNIT(SQR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QRT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QR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MUNIT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MUNIT(SQRT([.A1:.B2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QR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MUNIT(SQR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QRT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QR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MUNIT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MUNIT(SQRT(INDIRECT(&quot;A1:B2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QR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MUNIT(SQR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QR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QR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MUNIT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MUNIT(SQR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QR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MUNIT(SUM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UM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UM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MUNIT(SUM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UM({10;20|30;40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UM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MUNIT(SUM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UM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UM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MUNIT(SUM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UM([.A1:.B2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UM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MUNIT(SUM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UM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UM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MUNIT(SUM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UM(INDIRECT(&quot;A1:B2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UM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MUNIT(SUM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UM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UM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MUNIT(SUM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SUM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MUNIT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MUNIT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MUNI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MUNIT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MUNIT({10;20|30;40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MUNI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MUNIT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MUNIT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MUNI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MUNIT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MUNIT(MUNIT([.A1:.B2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MUNI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MUNIT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MUNIT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MUNI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MUNIT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MUNIT(MUNIT(INDIRECT(&quot;A1:B2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MUNI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MUNIT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MUNI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MUNI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MUNIT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MUNIT(MUNI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MUNI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MUNIT(TRANSPOSE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TRANSPOSE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TRANSPOSE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MUNIT(TRANSPOSE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TRANSPOSE({10;20|30;40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TRANSPOSE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MUNIT(TRANSPOSE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TRANSPOSE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TRANSPOSE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MUNIT(TRANSPOSE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TRANSPOSE([.A1:.B2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TRANSPOSE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MUNIT(TRANSPOSE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TRANSPOSE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TRANSPOSE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MUNIT(TRANSPOSE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TRANSPOSE(INDIRECT(&quot;A1:B2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TRANSPOSE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MUNIT(TRANSPOSE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TRANSPOSE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TRANSPOSE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MUNIT(TRANSPOSE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MUNIT(TRANSPOSE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MUNIT(TRANSPOSE(INDIRECT({"A1: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TRANSPOSE(SQR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QRT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QRT(5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TRANSPOSE(SQR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QR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SQRT({10;20|30;40}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TRANSPOSE(SQR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QRT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QRT(A1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TRANSPOSE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TRANSPOSE(SQR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SQRT(A1:.B2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TRANSPOSE(SQR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QRT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QRT(INDIRECT("A1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TRANSPOSE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TRANSPOSE(SQR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SQRT(INDIRECT("A1:B2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TRANSPOSE(SQR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QR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QRT(INDIRECT({"A1";"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TRANSPOSE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TRANSPOSE(SQR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QRT(INDIRECT({"A1: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TRANSPOSE(SUM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UM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UM(5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TRANSPOSE(SUM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UM({10;20|30;40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UM({10;20|30;40}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TRANSPOSE(SUM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UM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UM(A1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TRANSPOSE(SUM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UM([.A1:.B2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UM(A1:.B2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TRANSPOSE(SUM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UM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UM(INDIRECT("A1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TRANSPOSE(SUM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UM(INDIRECT(&quot;A1:B2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UM(INDIRECT("A1:B2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TRANSPOSE(SUM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UM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UM(INDIRECT({"A1";"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TRANSPOSE(SUM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SUM(INDIRECT({"A1: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TRANSPOSE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MUNIT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MUNIT(5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TRANSPOSE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MUNIT({10;20|30;40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MUNIT({10;20|30;40}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TRANSPOSE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MUNIT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MUNIT(A1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TRANSPOSE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TRANSPOSE(MUNIT([.A1:.B2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MUNIT(A1:.B2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TRANSPOSE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MUNIT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MUNIT(INDIRECT("A1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TRANSPOSE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TRANSPOSE(MUNIT(INDIRECT(&quot;A1:B2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MUNIT(INDIRECT("A1:B2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TRANSPOSE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MUNI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MUNIT(INDIRECT({"A1";"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TRANSPOSE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MUNIT(TRANSPOSE(MUNI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MUNIT(INDIRECT({"A1:B2"})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MUNIT(TRANSPOSE(TRANSPOSE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TRANSPOSE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TRANSPOSE(5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MUNIT(TRANSPOSE(TRANSPOSE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TRANSPOSE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TRANSPOSE({10;20|30;40}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MUNIT(TRANSPOSE(TRANSPOSE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TRANSPOSE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TRANSPOSE(A1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MUNIT(TRANSPOSE(TRANSPOSE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TRANSPOSE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TRANSPOSE(A1:.B2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MUNIT(TRANSPOSE(TRANSPOSE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TRANSPOSE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TRANSPOSE(INDIRECT("A1")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MUNIT(TRANSPOSE(TRANSPOSE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TRANSPOSE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TRANSPOSE(INDIRECT("A1:B2")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MUNIT(TRANSPOSE(TRANSPOSE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TRANSPOSE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MUNIT(TRANSPOSE(TRANSPOSE(INDIRECT({"A1";"B2"})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MUNIT(TRANSPOSE(TRANSPOSE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MUNIT(TRANSPOSE(TRANSPOSE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MUNIT(TRANSPOSE(TRANSPOSE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SQRT(SQRT(5)))" office:value-type="float" office:value="1.49534878122122" calcext:value-type="float">
            <text:p/>
          </table:table-cell>
          <table:table-cell/>
          <table:table-cell table:number-matrix-columns-spanned="2" table:number-matrix-rows-spanned="1" table:formula="of:=TRANSPOSE(SQRT(SQRT(5)))" office:value-type="float" office:value="1.49534878122122" calcext:value-type="float">
            <text:p/>
          </table:table-cell>
          <table:table-cell office:value-type="float" office:value="1.49534878122122" calcext:value-type="float">
            <text:p/>
          </table:table-cell>
          <table:table-cell/>
          <table:table-cell office:value-type="string" calcext:value-type="string">
            <text:p>TRANSPOSE(SQRT(SQR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SQRT(SQRT({10;20|30;40}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TRANSPOSE(SQRT(SQRT({10;20|30;40})))" office:value-type="float" office:value="1.77827941003892" calcext:value-type="float">
            <text:p/>
          </table:table-cell>
          <table:table-cell office:value-type="float" office:value="2.34034731932072" calcext:value-type="float">
            <text:p/>
          </table:table-cell>
          <table:table-cell/>
          <table:table-cell office:value-type="string" calcext:value-type="string">
            <text:p>TRANSPOSE(SQRT(SQR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QRT(SQRT([.A1]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TRANSPOSE(SQRT(SQRT([.A1]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TRANSPOSE(SQRT(SQR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QRT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QRT(SQRT([.A1:.B2])))" office:value-type="float" office:value="1.77827941003892" calcext:value-type="float">
            <text:p/>
          </table:table-cell>
          <table:table-cell office:value-type="float" office:value="2.34034731932072" calcext:value-type="float">
            <text:p/>
          </table:table-cell>
          <table:table-cell/>
          <table:table-cell office:value-type="string" calcext:value-type="string">
            <text:p>TRANSPOSE(SQRT(SQR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QRT(SQRT(INDIRECT(&quot;A1&quot;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TRANSPOSE(SQRT(SQRT(INDIRECT(&quot;A1&quot;)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TRANSPOSE(SQRT(SQR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QRT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QRT(SQRT(INDIRECT(&quot;A1:B2&quot;))))" office:value-type="float" office:value="1.77827941003892" calcext:value-type="float">
            <text:p/>
          </table:table-cell>
          <table:table-cell office:value-type="float" office:value="2.34034731932072" calcext:value-type="float">
            <text:p/>
          </table:table-cell>
          <table:table-cell/>
          <table:table-cell office:value-type="string" calcext:value-type="string">
            <text:p>TRANSPOSE(SQRT(SQR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SQRT(SQRT(INDIRECT({&quot;A1&quot;;&quot;B2&quot;}))))" office:value-type="float" office:value="1.77827941003892" calcext:value-type="float">
            <text:p/>
          </table:table-cell>
          <table:table-cell/>
          <table:table-cell table:number-matrix-columns-spanned="2" table:number-matrix-rows-spanned="1" table:formula="of:=TRANSPOSE(SQRT(SQRT(INDIRECT({&quot;A1&quot;;&quot;B2&quot;}))))" office:value-type="float" office:value="1.77827941003892" calcext:value-type="float">
            <text:p/>
          </table:table-cell>
          <table:table-cell office:value-type="float" office:value="1.77827941003892" calcext:value-type="float">
            <text:p/>
          </table:table-cell>
          <table:table-cell/>
          <table:table-cell office:value-type="string" calcext:value-type="string">
            <text:p>TRANSPOSE(SQRT(SQR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SQRT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QRT(SQRT(INDIRECT({&quot;A1:B2&quot;}))))" office:value-type="float" office:value="1.77827941003892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QRT(SQR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SQRT(SUM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TRANSPOSE(SQRT(SUM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TRANSPOSE(SQRT(SUM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SQRT(SUM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QRT(SUM({10;20|30;40}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QRT(SUM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QRT(SUM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SUM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SQRT(SUM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QRT(SUM([.A1:.B2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QRT(SUM([.A1:.B2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QRT(SUM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QRT(SUM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SUM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SQRT(SUM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QRT(SUM(INDIRECT(&quot;A1:B2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QRT(SUM(INDIRECT(&quot;A1:B2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QRT(SUM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SQRT(SUM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SUM(INDIRECT({&quot;A1&quot;;&quot;B2&quot;}))))" office:value-type="float" office:value="7.07106781186548" calcext:value-type="float">
            <text:p/>
          </table:table-cell>
          <table:table-cell office:value-type="float" office:value="7.07106781186548" calcext:value-type="float">
            <text:p/>
          </table:table-cell>
          <table:table-cell/>
          <table:table-cell office:value-type="string" calcext:value-type="string">
            <text:p>TRANSPOSE(SQRT(SUM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SQRT(SUM(INDIRECT({&quot;A1: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QRT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QRT(SUM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SQRT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SQRT(MUNIT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SQRT(MUNI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SQRT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SQRT(MUNI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SQRT(MUNI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QRT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SQRT(MUNIT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SQRT(MUNI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QRT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QRT(MUNI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SQRT(MUNI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QRT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SQRT(MUNIT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SQRT(MUNI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QRT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QRT(MUNI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SQRT(MUNI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SQRT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SQRT(MUNI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QRT(MUNI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SQRT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QRT(MUNI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QRT(MUNI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SQRT(TRANSPOSE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TRANSPOSE(SQRT(TRANSPOSE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TRANSPOSE(SQRT(TRANSPOSE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SQRT(TRANSPOSE({10;20|30;40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TRANSPOSE({10;20|30;40})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TRANSPOSE(SQRT(TRANSPOSE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QRT(TRANSPOSE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TRANSPOSE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SQRT(TRANSPOSE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QRT(TRANSPOSE([.A1:.B2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TRANSPOSE([.A1:.B2])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TRANSPOSE(SQRT(TRANSPOSE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QRT(TRANSPOSE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TRANSPOSE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SQRT(TRANSPOSE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QRT(TRANSPOSE(INDIRECT(&quot;A1:B2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TRANSPOSE(INDIRECT(&quot;A1:B2&quot;))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TRANSPOSE(SQRT(TRANSPOSE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SQRT(TRANSPOSE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TRANSPOSE(INDIRECT({&quot;A1&quot;;&quot;B2&quot;}))))" office:value-type="float" office:value="3.16227766016838" calcext:value-type="float">
            <text:p/>
          </table:table-cell>
          <table:table-cell office:value-type="float" office:value="6.32455532033676" calcext:value-type="float">
            <text:p/>
          </table:table-cell>
          <table:table-cell/>
          <table:table-cell office:value-type="string" calcext:value-type="string">
            <text:p>TRANSPOSE(SQRT(TRANSPOSE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SQRT(TRANSPOSE(INDIRECT({&quot;A1: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QRT(TRANSPOSE(INDIRECT({&quot;A1:B2&quot;}))))" office:value-type="float" office:value="3.16227766016838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QRT(TRANSPOSE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SUM(SQRT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TRANSPOSE(SUM(SQRT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TRANSPOSE(SUM(SQR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SUM(SQRT({10;20|30;40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UM(SQRT({10;20|30;40}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TRANSPOSE(SUM(SQR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UM(SQRT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UM(SQRT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SUM(SQR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UM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UM(SQRT([.A1:.B2]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TRANSPOSE(SUM(SQR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UM(SQRT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UM(SQRT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SUM(SQR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UM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UM(SQRT(INDIRECT(&quot;A1:B2&quot;))))" office:value-type="float" office:value="19.4361945105564" calcext:value-type="float">
            <text:p/>
          </table:table-cell>
          <table:table-cell office:value-type="float" office:value="19.4361945105564" calcext:value-type="float">
            <text:p/>
          </table:table-cell>
          <table:table-cell/>
          <table:table-cell office:value-type="string" calcext:value-type="string">
            <text:p>TRANSPOSE(SUM(SQR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SUM(SQRT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SUM(SQRT(INDIRECT({&quot;A1&quot;;&quot;B2&quot;}))))" office:value-type="float" office:value="9.48683298050514" calcext:value-type="float">
            <text:p/>
          </table:table-cell>
          <table:table-cell office:value-type="float" office:value="9.48683298050514" calcext:value-type="float">
            <text:p/>
          </table:table-cell>
          <table:table-cell/>
          <table:table-cell office:value-type="string" calcext:value-type="string">
            <text:p>TRANSPOSE(SUM(SQR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SUM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UM(SQR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UM(SQR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SUM(SUM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TRANSPOSE(SUM(SUM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TRANSPOSE(SUM(SUM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SUM(SUM({10;20|30;40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SUM({10;20|30;40}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SUM(SUM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UM(SUM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SUM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UM(SUM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UM(SUM([.A1:.B2]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SUM([.A1:.B2]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SUM(SUM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UM(SUM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SUM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UM(SUM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UM(SUM(INDIRECT(&quot;A1:B2&quot;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SUM(INDIRECT(&quot;A1:B2&quot;)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SUM(SUM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SUM(SUM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SUM(INDIRECT({&quot;A1&quot;;&quot;B2&quot;})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TRANSPOSE(SUM(SUM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SUM(SUM(INDIRECT({&quot;A1:B2&quot;}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UM(SUM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SUM(MUNIT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TRANSPOSE(SUM(MUNIT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TRANSPOSE(SUM(MUNI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SUM(MUNIT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MUNIT({10;20|30;40}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TRANSPOSE(SUM(MUNI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UM(MUNIT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MUNIT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UM(MUNI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UM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UM(MUNIT([.A1:.B2]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TRANSPOSE(SUM(MUNI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UM(MUNIT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MUNIT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UM(MUNI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UM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UM(MUNIT(INDIRECT(&quot;A1:B2&quot;))))" office:value-type="float" office:value="2" calcext:value-type="float">
            <text:p/>
          </table:table-cell>
          <table:table-cell office:value-type="float" office:value="2" calcext:value-type="float">
            <text:p/>
          </table:table-cell>
          <table:table-cell/>
          <table:table-cell office:value-type="string" calcext:value-type="string">
            <text:p>TRANSPOSE(SUM(MUNI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SUM(MUNIT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MUNIT(INDIRECT({&quot;A1&quot;;&quot;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UM(MUNI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SUM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SUM(MUNIT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UM(MUNI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SUM(TRANSPOSE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TRANSPOSE(SUM(TRANSPOSE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TRANSPOSE(SUM(TRANSPOSE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SUM(TRANSPOSE({10;20|30;40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TRANSPOSE({10;20|30;40}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SUM(TRANSPOSE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SUM(TRANSPOSE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TRANSPOSE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UM(TRANSPOSE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SUM(TRANSPOSE([.A1:.B2]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TRANSPOSE([.A1:.B2]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SUM(TRANSPOSE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SUM(TRANSPOSE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TRANSPOSE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SUM(TRANSPOSE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SUM(TRANSPOSE(INDIRECT(&quot;A1:B2&quot;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TRANSPOSE(INDIRECT(&quot;A1:B2&quot;)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SUM(TRANSPOSE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SUM(TRANSPOSE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SUM(TRANSPOSE(INDIRECT({&quot;A1&quot;;&quot;B2&quot;})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TRANSPOSE(SUM(TRANSPOSE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SUM(TRANSPOSE(INDIRECT({&quot;A1:B2&quot;}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SUM(TRANSPOSE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SUM(TRANSPOSE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MUNIT(SQR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QRT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QR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MUNIT(SQR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QR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QR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MUNIT(SQR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QRT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QR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MUNIT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MUNIT(SQR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QR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MUNIT(SQR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QRT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QR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MUNIT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MUNIT(SQR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QR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MUNIT(SQR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QR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SQR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MUNIT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MUNIT(SQR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SQR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MUNIT(SUM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UM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UM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MUNIT(SUM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UM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UM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MUNIT(SUM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UM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UM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MUNIT(SUM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UM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UM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MUNIT(SUM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UM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UM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MUNIT(SUM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UM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UM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MUNIT(SUM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UM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SUM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MUNIT(SUM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SUM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MUNIT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MUNIT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MUNIT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MUNIT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MUNIT({10;20|30;40}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MUNIT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MUNIT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MUNIT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MUNIT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MUNIT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MUNIT(MUNIT([.A1:.B2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MUNIT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MUNIT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MUNIT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MUNIT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MUNIT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MUNIT(MUNIT(INDIRECT(&quot;A1:B2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MUNIT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MUNIT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MUNIT(INDIRECT({&quot;A1&quot;;&quot;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MUNIT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table:number-columns-repeated="2"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MUNIT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MUNIT(MUNI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MUNIT(INDIRECT({"A1: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MUNIT(TRANSPOSE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TRANSPOSE(5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TRANSPOSE(5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MUNIT(TRANSPOSE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TRANSPOSE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TRANSPOSE({10;20|30;40}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MUNIT(TRANSPOSE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TRANSPOSE([.A1]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TRANSPOSE(A1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MUNIT(TRANSPOSE([.A1:.B2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TRANSPOSE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TRANSPOSE(A1:.B2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MUNIT(TRANSPOSE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TRANSPOSE(INDIRECT(&quot;A1&quot;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TRANSPOSE(INDIRECT("A1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MUNIT(TRANSPOSE(INDIRECT(&quot;A1:B2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TRANSPOSE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TRANSPOSE(INDIRECT("A1:B2"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MUNIT(TRANSPOSE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TRANSPOSE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MUNIT(TRANSPOSE(INDIRECT({"A1";"B2"}))))</text:p>
          </table:table-cell>
        </table:table-row>
        <table:table-row table:style-name="ro1">
          <table:table-cell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MUNIT(TRANSPOSE(INDIRECT({&quot;A1: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MUNIT(TRANSPOSE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MUNIT(TRANSPOSE(INDIRECT({"A1: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TRANSPOSE(SQRT(5)))" office:value-type="float" office:value="2.23606797749979" calcext:value-type="float">
            <text:p/>
          </table:table-cell>
          <table:table-cell/>
          <table:table-cell table:number-matrix-columns-spanned="2" table:number-matrix-rows-spanned="1" table:formula="of:=TRANSPOSE(TRANSPOSE(SQRT(5)))" office:value-type="float" office:value="2.23606797749979" calcext:value-type="float">
            <text:p/>
          </table:table-cell>
          <table:table-cell office:value-type="float" office:value="2.23606797749979" calcext:value-type="float">
            <text:p/>
          </table:table-cell>
          <table:table-cell/>
          <table:table-cell office:value-type="string" calcext:value-type="string">
            <text:p>TRANSPOSE(TRANSPOSE(SQRT(5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TRANSPOSE(SQRT({10;20|30;40}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TRANSPOSE(SQRT({10;20|30;40})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TRANSPOSE(TRANSPOSE(SQRT({10;20|30;40}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TRANSPOSE(SQRT([.A1]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TRANSPOSE(SQRT([.A1]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TRANSPOSE(SQRT(A1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TRANSPOSE(SQR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TRANSPOSE(SQRT([.A1:.B2])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TRANSPOSE(TRANSPOSE(SQRT(A1:.B2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TRANSPOSE(SQRT(INDIRECT(&quot;A1&quot;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TRANSPOSE(SQRT(INDIRECT(&quot;A1&quot;))))" office:value-type="float" office:value="3.16227766016838" calcext:value-type="float">
            <text:p/>
          </table:table-cell>
          <table:table-cell office:value-type="float" office:value="3.16227766016838" calcext:value-type="float">
            <text:p/>
          </table:table-cell>
          <table:table-cell/>
          <table:table-cell office:value-type="string" calcext:value-type="string">
            <text:p>TRANSPOSE(TRANSPOSE(SQRT(INDIRECT("A1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TRANSPOSE(SQR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TRANSPOSE(SQRT(INDIRECT(&quot;A1:B2&quot;))))" office:value-type="float" office:value="3.16227766016838" calcext:value-type="float">
            <text:p/>
          </table:table-cell>
          <table:table-cell office:value-type="float" office:value="4.47213595499958" calcext:value-type="float">
            <text:p/>
          </table:table-cell>
          <table:table-cell/>
          <table:table-cell office:value-type="string" calcext:value-type="string">
            <text:p>TRANSPOSE(TRANSPOSE(SQRT(INDIRECT("A1:B2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TRANSPOSE(SQRT(INDIRECT({&quot;A1&quot;;&quot;B2&quot;}))))" office:value-type="float" office:value="3.16227766016838" calcext:value-type="float">
            <text:p/>
          </table:table-cell>
          <table:table-cell/>
          <table:table-cell table:number-matrix-columns-spanned="2" table:number-matrix-rows-spanned="1" table:formula="of:=TRANSPOSE(TRANSPOSE(SQRT(INDIRECT({&quot;A1&quot;;&quot;B2&quot;}))))" office:value-type="float" office:value="3.16227766016838" calcext:value-type="float">
            <text:p/>
          </table:table-cell>
          <table:table-cell office:value-type="float" office:value="6.32455532033676" calcext:value-type="float">
            <text:p/>
          </table:table-cell>
          <table:table-cell/>
          <table:table-cell office:value-type="string" calcext:value-type="string">
            <text:p>TRANSPOSE(TRANSPOSE(SQRT(INDIRECT({"A1";"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TRANSPOSE(SQR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TRANSPOSE(SQRT(INDIRECT({&quot;A1:B2&quot;}))))" office:value-type="float" office:value="3.16227766016838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TRANSPOSE(SQRT(INDIRECT({"A1: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TRANSPOSE(SUM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TRANSPOSE(TRANSPOSE(SUM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TRANSPOSE(TRANSPOSE(SUM(5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TRANSPOSE(SUM({10;20|30;40}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TRANSPOSE(SUM({10;20|30;40}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TRANSPOSE(SUM({10;20|30;40}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TRANSPOSE(SUM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SUM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TRANSPOSE(SUM(A1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TRANSPOSE(SUM([.A1:.B2]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TRANSPOSE(SUM([.A1:.B2]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TRANSPOSE(SUM(A1:.B2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TRANSPOSE(SUM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SUM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TRANSPOSE(SUM(INDIRECT("A1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TRANSPOSE(SUM(INDIRECT(&quot;A1:B2&quot;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TRANSPOSE(SUM(INDIRECT(&quot;A1:B2&quot;))))" office:value-type="float" office:value="100" calcext:value-type="float">
            <text:p/>
          </table:table-cell>
          <table:table-cell office:value-type="float" office:value="100" calcext:value-type="float">
            <text:p/>
          </table:table-cell>
          <table:table-cell/>
          <table:table-cell office:value-type="string" calcext:value-type="string">
            <text:p>TRANSPOSE(TRANSPOSE(SUM(INDIRECT("A1:B2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TRANSPOSE(SUM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SUM(INDIRECT({&quot;A1&quot;;&quot;B2&quot;}))))" office:value-type="float" office:value="50" calcext:value-type="float">
            <text:p/>
          </table:table-cell>
          <table:table-cell office:value-type="float" office:value="50" calcext:value-type="float">
            <text:p/>
          </table:table-cell>
          <table:table-cell/>
          <table:table-cell office:value-type="string" calcext:value-type="string">
            <text:p>TRANSPOSE(TRANSPOSE(SUM(INDIRECT({"A1";"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Array-to-scalar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TRANSPOSE(SUM(INDIRECT({&quot;A1:B2&quot;}))))" office:value-type="float" office:value="100" calcext:value-type="float">
            <text:p/>
          </table:table-cell>
          <table:table-cell/>
          <table:table-cell table:number-matrix-columns-spanned="2" table:number-matrix-rows-spanned="1" table:formula="of:=TRANSPOSE(TRANSPOSE(SUM(INDIRECT({&quot;A1:B2&quot;}))))" office:value-type="string" office:string-value="" calcext:value-type="error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TRANSPOSE(SUM(INDIRECT({"A1: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TRANSPOSE(MUNIT(5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TRANSPOSE(MUNIT(5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TRANSPOSE(MUNIT(5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TRANSPOSE(MUNIT({10;20|30;40}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TRANSPOSE(MUNIT({10;20|30;40}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TRANSPOSE(MUNIT({10;20|30;40}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TRANSPOSE(MUNIT([.A1]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TRANSPOSE(MUNIT([.A1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TRANSPOSE(MUNIT(A1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TRANSPOSE(MUNIT([.A1:.B2]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TRANSPOSE(MUNIT([.A1:.B2]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TRANSPOSE(MUNIT(A1:.B2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TRANSPOSE(MUNIT(INDIRECT(&quot;A1&quot;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TRANSPOSE(MUNIT(INDIRECT(&quot;A1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TRANSPOSE(MUNIT(INDIRECT("A1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TRANSPOSE(MUNIT(INDIRECT(&quot;A1:B2&quot;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TRANSPOSE(MUNIT(INDIRECT(&quot;A1:B2&quot;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TRANSPOSE(MUNIT(INDIRECT("A1:B2"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TRANSPOSE(MUNIT(INDIRECT({&quot;A1&quot;;&quot;B2&quot;}))))" office:value-type="float" office:value="1" calcext:value-type="float">
            <text:p/>
          </table:table-cell>
          <table:table-cell/>
          <table:table-cell table:number-matrix-columns-spanned="2" table:number-matrix-rows-spanned="1" table:formula="of:=TRANSPOSE(TRANSPOSE(MUNIT(INDIRECT({&quot;A1&quot;;&quot;B2&quot;}))))" office:value-type="float" office:value="1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string" calcext:value-type="string">
            <text:p>TRANSPOSE(TRANSPOSE(MUNIT(INDIRECT({"A1";"B2"}))))</text:p>
          </table:table-cell>
        </table:table-row>
        <table:table-row table:style-name="ro1">
          <table:table-cell table:number-columns-repeated="2" office:value-type="string" calcext:value-type="string">
            <text:p>Array-to-array</text:p>
          </table:table-cell>
          <table:table-cell office:value-type="string" calcext:value-type="string">
            <text:p>Scalar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TRANSPOSE(MUNIT(INDIRECT({&quot;A1:B2&quot;}))))" office:value-type="string" office:string-value="" calcext:value-type="error">
            <text:p/>
          </table:table-cell>
          <table:table-cell/>
          <table:table-cell table:number-matrix-columns-spanned="2" table:number-matrix-rows-spanned="1" table:formula="of:=TRANSPOSE(TRANSPOSE(MUNIT(INDIRECT({&quot;A1:B2&quot;}))))" office:value-type="float" office:value="1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TRANSPOSE(MUNIT(INDIRECT({"A1:B2"})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Literal scalar</text:p>
          </table:table-cell>
          <table:table-cell table:number-columns-repeated="3"/>
          <table:table-cell table:formula="of:=TRANSPOSE(TRANSPOSE(TRANSPOSE(5)))" office:value-type="float" office:value="5" calcext:value-type="float">
            <text:p/>
          </table:table-cell>
          <table:table-cell/>
          <table:table-cell table:number-matrix-columns-spanned="2" table:number-matrix-rows-spanned="1" table:formula="of:=TRANSPOSE(TRANSPOSE(TRANSPOSE(5)))" office:value-type="float" office:value="5" calcext:value-type="float">
            <text:p/>
          </table:table-cell>
          <table:table-cell office:value-type="float" office:value="5" calcext:value-type="float">
            <text:p/>
          </table:table-cell>
          <table:table-cell/>
          <table:table-cell office:value-type="string" calcext:value-type="string">
            <text:p>TRANSPOSE(TRANSPOSE(TRANSPOSE(5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Literal matrix</text:p>
          </table:table-cell>
          <table:table-cell table:number-columns-repeated="3"/>
          <table:table-cell table:formula="of:=TRANSPOSE(TRANSPOSE(TRANSPOSE({10;20|30;40}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TRANSPOSE({10;20|30;40})))" office:value-type="float" office:value="10" calcext:value-type="float">
            <text:p/>
          </table:table-cell>
          <table:table-cell office:value-type="float" office:value="30" calcext:value-type="float">
            <text:p/>
          </table:table-cell>
          <table:table-cell/>
          <table:table-cell office:value-type="string" calcext:value-type="string">
            <text:p>TRANSPOSE(TRANSPOSE(TRANSPOSE({10;20|30;40}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formula="of:=TRANSPOSE(TRANSPOSE(TRANSPOSE([.A1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TRANSPOSE([.A1]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TRANSPOSE(TRANSPOSE(A1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Range</text:p>
          </table:table-cell>
          <table:table-cell table:number-columns-repeated="3"/>
          <table:table-cell table:formula="of:=TRANSPOSE(TRANSPOSE(TRANSPOSE([.A1:.B2]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TRANSPOSE([.A1:.B2])))" office:value-type="float" office:value="10" calcext:value-type="float">
            <text:p/>
          </table:table-cell>
          <table:table-cell office:value-type="float" office:value="30" calcext:value-type="float">
            <text:p/>
          </table:table-cell>
          <table:table-cell/>
          <table:table-cell office:value-type="string" calcext:value-type="string">
            <text:p>TRANSPOSE(TRANSPOSE(TRANSPOSE(A1:.B2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formula="of:=TRANSPOSE(TRANSPOSE(TRANSPOSE(INDIRECT(&quot;A1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TRANSPOSE(INDIRECT(&quot;A1&quot;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TRANSPOSE(TRANSPOSE(INDIRECT("A1")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formula="of:=TRANSPOSE(TRANSPOSE(TRANSPOSE(INDIRECT(&quot;A1:B2&quot;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TRANSPOSE(INDIRECT(&quot;A1:B2&quot;))))" office:value-type="float" office:value="10" calcext:value-type="float">
            <text:p/>
          </table:table-cell>
          <table:table-cell office:value-type="float" office:value="30" calcext:value-type="float">
            <text:p/>
          </table:table-cell>
          <table:table-cell/>
          <table:table-cell office:value-type="string" calcext:value-type="string">
            <text:p>TRANSPOSE(TRANSPOSE(TRANSPOSE(INDIRECT("A1:B2")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eference</text:p>
          </table:table-cell>
          <table:table-cell/>
          <table:table-cell table:formula="of:=TRANSPOSE(TRANSPOSE(TRANSPOSE(INDIRECT({&quot;A1&quot;;&quot;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TRANSPOSE(INDIRECT({&quot;A1&quot;;&quot;B2&quot;}))))" office:value-type="float" office:value="10" calcext:value-type="float">
            <text:p/>
          </table:table-cell>
          <table:table-cell office:value-type="float" office:value="10" calcext:value-type="float">
            <text:p/>
          </table:table-cell>
          <table:table-cell/>
          <table:table-cell office:value-type="string" calcext:value-type="string">
            <text:p>TRANSPOSE(TRANSPOSE(TRANSPOSE(INDIRECT({"A1";"B2"}))))</text:p>
          </table:table-cell>
        </table:table-row>
        <table:table-row table:style-name="ro1">
          <table:table-cell table:number-columns-repeated="3" office:value-type="string" calcext:value-type="string">
            <text:p>Array-to-array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Literal matrix</text:p>
          </table:table-cell>
          <table:table-cell office:value-type="string" calcext:value-type="string">
            <text:p>Range</text:p>
          </table:table-cell>
          <table:table-cell/>
          <table:table-cell table:formula="of:=TRANSPOSE(TRANSPOSE(TRANSPOSE(INDIRECT({&quot;A1:B2&quot;}))))" office:value-type="float" office:value="10" calcext:value-type="float">
            <text:p/>
          </table:table-cell>
          <table:table-cell/>
          <table:table-cell table:number-matrix-columns-spanned="2" table:number-matrix-rows-spanned="1" table:formula="of:=TRANSPOSE(TRANSPOSE(TRANSPOSE(INDIRECT({&quot;A1:B2&quot;}))))" office:value-type="float" office:value="10" calcext:value-type="float">
            <text:p/>
          </table:table-cell>
          <table:table-cell office:value-type="string" office:string-value="" calcext:value-type="error">
            <text:p/>
          </table:table-cell>
          <table:table-cell/>
          <table:table-cell office:value-type="string" calcext:value-type="string">
            <text:p>TRANSPOSE(TRANSPOSE(TRANSPOSE(INDIRECT({"A1:B2"}))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06:18:40.002174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00:57:59.823676952</meta:creation-date>
    <meta:editing-duration>P0D</meta:editing-duration>
    <meta:editing-cycles>1</meta:editing-cycles>
    <meta:generator>LibreOffice/4.2.3.3$Linux_x86 LibreOffice_project/882f8a0a489bc99a9e60c7905a60226254cb6ff0</meta:generator>
    <meta:document-statistic meta:table-count="1" meta:cell-count="5692" meta:object-count="0"/>
  </office:meta>
</office:document-meta>
</file>